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199cm" style:rel-column-width="4623*"/>
    </style:style>
    <style:style style:name="Tabelle1.B" style:family="table-column">
      <style:table-column-properties style:column-width="12.806cm" style:rel-column-width="49365*"/>
    </style:style>
    <style:style style:name="Tabelle1.C" style:family="table-column">
      <style:table-column-properties style:column-width="2.995cm" style:rel-column-width="11547*"/>
    </style:style>
    <style:style style:name="Tabel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999999"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2" style:family="table">
      <style:table-properties style:width="17.004cm" fo:margin-left="0cm" table:align="left"/>
    </style:style>
    <style:style style:name="Tabelle2.A" style:family="table-column">
      <style:table-column-properties style:column-width="0.799cm"/>
    </style:style>
    <style:style style:name="Tabelle2.B" style:family="table-column">
      <style:table-column-properties style:column-width="4.916cm"/>
    </style:style>
    <style:style style:name="Tabelle2.C" style:family="table-column">
      <style:table-column-properties style:column-width="2.081cm"/>
    </style:style>
    <style:style style:name="Tabelle2.D" style:family="table-column">
      <style:table-column-properties style:column-width="2.187cm"/>
    </style:style>
    <style:style style:name="Tabelle2.E" style:family="table-column">
      <style:table-column-properties style:column-width="7.02cm"/>
    </style:style>
    <style:style style:name="Tabelle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2.E1" style:family="table-cell">
      <style:table-cell-properties style:vertical-align="middle" fo:background-color="#999999" fo:padding="0.097cm" fo:border="0.05pt solid #000000">
        <style:background-image/>
      </style:table-cell-properties>
    </style:style>
    <style:style style:name="Tabelle2.A2" style:family="table-cell">
      <style:table-cell-properties style:vertical-align="middle" fo:padding="0.097cm" fo:border-left="0.05pt solid #000000" fo:border-right="none" fo:border-top="none" fo:border-bottom="0.05pt solid #000000"/>
    </style:style>
    <style:style style:name="Tabelle2.B2" style:family="table-cell">
      <style:table-cell-properties style:vertical-align="middle" fo:padding="0.097cm" fo:border-left="0.05pt solid #000000" fo:border-right="none" fo:border-top="none" fo:border-bottom="0.05pt solid #000000"/>
    </style:style>
    <style:style style:name="Tabelle2.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2.D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2.A3" style:family="table-cell">
      <style:table-cell-properties style:vertical-align="middle" fo:padding="0.097cm" fo:border-left="0.05pt solid #000000" fo:border-right="none" fo:border-top="none" fo:border-bottom="0.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D3" style:family="table-cell">
      <style:table-cell-properties style:vertical-align="middle" fo:padding="0.097cm" fo:border-left="0.05pt solid #000000" fo:border-right="none" fo:border-top="none" fo:border-bottom="0.05pt solid #000000"/>
    </style:style>
    <style:style style:name="Tabelle2.E3" style:family="table-cell">
      <style:table-cell-properties style:vertical-align="middle" fo:padding="0.097cm" fo:border-left="0.05pt solid #000000" fo:border-right="0.05pt solid #000000" fo:border-top="none" fo:border-bottom="0.05pt solid #000000"/>
    </style:style>
    <style:style style:name="Tabelle2.A4" style:family="table-cell">
      <style:table-cell-properties style:vertical-align="middle" fo:padding="0.097cm" fo:border-left="0.05pt solid #000000" fo:border-right="none" fo:border-top="none" fo:border-bottom="0.05pt solid #000000"/>
    </style:style>
    <style:style style:name="Tabelle2.B4" style:family="table-cell">
      <style:table-cell-properties style:vertical-align="middle" fo:padding="0.097cm" fo:border-left="0.05pt solid #000000" fo:border-right="none" fo:border-top="none" fo:border-bottom="0.05pt solid #000000"/>
    </style:style>
    <style:style style:name="Tabelle2.C4"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elle2.D4" style:family="table-cell">
      <style:table-cell-properties style:vertical-align="middle" fo:padding="0.097cm" fo:border-left="0.05pt solid #000000" fo:border-right="none" fo:border-top="none" fo:border-bottom="0.05pt solid #000000"/>
    </style:style>
    <style:style style:name="Tabelle2.E4" style:family="table-cell">
      <style:table-cell-properties style:vertical-align="middle" fo:padding="0.097cm" fo:border-left="0.05pt solid #000000" fo:border-right="0.05pt solid #000000" fo:border-top="none" fo:border-bottom="0.05pt solid #000000"/>
    </style:style>
    <style:style style:name="Tabelle2.A5" style:family="table-cell">
      <style:table-cell-properties style:vertical-align="middle" fo:padding="0.097cm" fo:border-left="0.05pt solid #000000" fo:border-right="none" fo:border-top="none" fo:border-bottom="0.05pt solid #000000"/>
    </style:style>
    <style:style style:name="Tabelle2.B5" style:family="table-cell">
      <style:table-cell-properties style:vertical-align="middle" fo:padding="0.097cm" fo:border-left="0.05pt solid #000000" fo:border-right="none" fo:border-top="none" fo:border-bottom="0.05pt solid #000000"/>
    </style:style>
    <style:style style:name="Tabelle2.D5" style:family="table-cell">
      <style:table-cell-properties style:vertical-align="middle" fo:padding="0.097cm" fo:border-left="0.05pt solid #000000" fo:border-right="none" fo:border-top="none" fo:border-bottom="0.05pt solid #000000"/>
    </style:style>
    <style:style style:name="Tabelle2.E5" style:family="table-cell">
      <style:table-cell-properties style:vertical-align="middle" fo:padding="0.097cm" fo:border-left="0.05pt solid #000000" fo:border-right="0.05pt solid #000000" fo:border-top="none" fo:border-bottom="0.05pt solid #000000"/>
    </style:style>
    <style:style style:name="Tabelle2.A6" style:family="table-cell">
      <style:table-cell-properties style:vertical-align="middle" fo:padding="0.097cm" fo:border-left="0.05pt solid #000000" fo:border-right="none" fo:border-top="none" fo:border-bottom="0.05pt solid #000000"/>
    </style:style>
    <style:style style:name="Tabelle2.B6" style:family="table-cell">
      <style:table-cell-properties style:vertical-align="middle" fo:padding="0.097cm" fo:border-left="0.05pt solid #000000" fo:border-right="none" fo:border-top="none" fo:border-bottom="0.05pt solid #000000"/>
    </style:style>
    <style:style style:name="Tabelle2.C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2.D6" style:family="table-cell">
      <style:table-cell-properties style:vertical-align="middle" fo:padding="0.097cm" fo:border-left="0.05pt solid #000000" fo:border-right="none" fo:border-top="none" fo:border-bottom="0.05pt solid #000000"/>
    </style:style>
    <style:style style:name="Tabelle2.E6" style:family="table-cell">
      <style:table-cell-properties style:vertical-align="middle" fo:padding="0.097cm" fo:border-left="0.05pt solid #000000" fo:border-right="0.05pt solid #000000" fo:border-top="none" fo:border-bottom="0.05pt solid #000000"/>
    </style:style>
    <style:style style:name="Tabelle2.A7" style:family="table-cell">
      <style:table-cell-properties style:vertical-align="middle" fo:padding="0.097cm" fo:border-left="0.05pt solid #000000" fo:border-right="none" fo:border-top="none" fo:border-bottom="0.05pt solid #000000"/>
    </style:style>
    <style:style style:name="Tabelle2.B7" style:family="table-cell">
      <style:table-cell-properties style:vertical-align="middle" fo:padding="0.097cm" fo:border-left="0.05pt solid #000000" fo:border-right="none" fo:border-top="none" fo:border-bottom="0.05pt solid #000000"/>
    </style:style>
    <style:style style:name="Tabelle2.D7" style:family="table-cell">
      <style:table-cell-properties style:vertical-align="middle" fo:padding="0.097cm" fo:border-left="0.05pt solid #000000" fo:border-right="none" fo:border-top="none" fo:border-bottom="0.05pt solid #000000"/>
    </style:style>
    <style:style style:name="Tabelle2.E7" style:family="table-cell">
      <style:table-cell-properties style:vertical-align="middle" fo:padding="0.097cm" fo:border-left="0.05pt solid #000000" fo:border-right="0.05pt solid #000000" fo:border-top="none" fo:border-bottom="0.05pt solid #000000"/>
    </style:style>
    <style:style style:name="Tabelle2.8" style:family="table-row">
      <style:table-row-properties style:min-row-height="0.499cm"/>
    </style:style>
    <style:style style:name="Tabelle2.A8" style:family="table-cell">
      <style:table-cell-properties style:vertical-align="middle" fo:background-color="#72bf44" fo:padding="0.097cm" fo:border-left="0.05pt solid #000000" fo:border-right="0.05pt solid #000000" fo:border-top="none" fo:border-bottom="0.05pt solid #000000">
        <style:background-image/>
      </style:table-cell-properties>
    </style:style>
    <style:style style:name="Tabelle2.A9" style:family="table-cell">
      <style:table-cell-properties style:vertical-align="middle" fo:background-color="#ed1c24" fo:padding="0.097cm" fo:border-left="0.05pt solid #000000" fo:border-right="0.05pt solid #000000" fo:border-top="none" fo:border-bottom="0.05pt solid #000000">
        <style:background-image/>
      </style:table-cell-properties>
    </style:style>
    <style:style style:name="Tabelle3" style:family="table">
      <style:table-properties style:width="17cm" table:align="margins"/>
    </style:style>
    <style:style style:name="Tabelle3.A" style:family="table-column">
      <style:table-column-properties style:column-width="1.199cm" style:rel-column-width="4623*"/>
    </style:style>
    <style:style style:name="Tabelle3.B" style:family="table-column">
      <style:table-column-properties style:column-width="12.806cm" style:rel-column-width="49365*"/>
    </style:style>
    <style:style style:name="Tabelle3.C" style:family="table-column">
      <style:table-column-properties style:column-width="2.995cm" style:rel-column-width="11547*"/>
    </style:style>
    <style:style style:name="Tabel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999999"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4"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0.799cm"/>
    </style:style>
    <style:style style:name="Tabelle4.B" style:family="table-column">
      <style:table-column-properties style:column-width="4.916cm"/>
    </style:style>
    <style:style style:name="Tabelle4.C" style:family="table-column">
      <style:table-column-properties style:column-width="2.081cm"/>
    </style:style>
    <style:style style:name="Tabelle4.D" style:family="table-column">
      <style:table-column-properties style:column-width="2.187cm"/>
    </style:style>
    <style:style style:name="Tabelle4.E" style:family="table-column">
      <style:table-column-properties style:column-width="7.02cm"/>
    </style:style>
    <style:style style:name="Tabelle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4.E1" style:family="table-cell">
      <style:table-cell-properties style:vertical-align="middle" fo:background-color="#999999"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0.05pt solid #000000" fo:border-top="none" fo:border-bottom="0.05pt solid #000000"/>
    </style:style>
    <style:style style:name="Tabelle4.8" style:family="table-row">
      <style:table-row-properties fo:background-color="transparent" fo:keep-together="auto">
        <style:background-image/>
      </style:table-row-properties>
    </style:style>
    <style:style style:name="Tabelle4.A8"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4.A9"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4.A10" style:family="table-cell">
      <style:table-cell-properties style:vertical-align="middle" fo:padding="0.097cm" fo:border-left="0.05pt solid #000000" fo:border-right="none" fo:border-top="none" fo:border-bottom="0.05pt solid #000000"/>
    </style:style>
    <style:style style:name="Tabelle4.B10" style:family="table-cell">
      <style:table-cell-properties style:vertical-align="middle" fo:padding="0.097cm" fo:border-left="0.05pt solid #000000" fo:border-right="none" fo:border-top="none" fo:border-bottom="0.05pt solid #000000"/>
    </style:style>
    <style:style style:name="Tabelle4.C1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0" style:family="table-cell">
      <style:table-cell-properties style:vertical-align="middle" fo:padding="0.097cm" fo:border-left="0.05pt solid #000000" fo:border-right="none" fo:border-top="none" fo:border-bottom="0.05pt solid #000000"/>
    </style:style>
    <style:style style:name="Tabelle4.E10" style:family="table-cell">
      <style:table-cell-properties style:vertical-align="middle" fo:padding="0.097cm" fo:border-left="0.05pt solid #000000" fo:border-right="0.05pt solid #000000" fo:border-top="none" fo:border-bottom="0.05pt solid #000000"/>
    </style:style>
    <style:style style:name="Tabelle4.A11" style:family="table-cell">
      <style:table-cell-properties style:vertical-align="middle" fo:padding="0.097cm" fo:border-left="0.05pt solid #000000" fo:border-right="none" fo:border-top="none" fo:border-bottom="0.05pt solid #000000"/>
    </style:style>
    <style:style style:name="Tabelle4.B11" style:family="table-cell">
      <style:table-cell-properties style:vertical-align="middle" fo:padding="0.097cm" fo:border-left="0.05pt solid #000000" fo:border-right="none" fo:border-top="none" fo:border-bottom="0.05pt solid #000000"/>
    </style:style>
    <style:style style:name="Tabelle4.C1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1" style:family="table-cell">
      <style:table-cell-properties style:vertical-align="middle" fo:padding="0.097cm" fo:border-left="0.05pt solid #000000" fo:border-right="none" fo:border-top="none" fo:border-bottom="0.05pt solid #000000"/>
    </style:style>
    <style:style style:name="Tabelle4.E11" style:family="table-cell">
      <style:table-cell-properties style:vertical-align="middle" fo:padding="0.097cm" fo:border-left="0.05pt solid #000000" fo:border-right="0.05pt solid #000000" fo:border-top="none" fo:border-bottom="0.05pt solid #000000"/>
    </style:style>
    <style:style style:name="Tabelle4.A12" style:family="table-cell">
      <style:table-cell-properties style:vertical-align="middle" fo:padding="0.097cm" fo:border-left="0.05pt solid #000000" fo:border-right="none" fo:border-top="none" fo:border-bottom="0.05pt solid #000000"/>
    </style:style>
    <style:style style:name="Tabelle4.B12" style:family="table-cell">
      <style:table-cell-properties style:vertical-align="middle" fo:padding="0.097cm" fo:border-left="0.05pt solid #000000" fo:border-right="none" fo:border-top="none" fo:border-bottom="0.05pt solid #000000"/>
    </style:style>
    <style:style style:name="Tabelle4.C1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2" style:family="table-cell">
      <style:table-cell-properties style:vertical-align="middle" fo:padding="0.097cm" fo:border-left="0.05pt solid #000000" fo:border-right="none" fo:border-top="none" fo:border-bottom="0.05pt solid #000000"/>
    </style:style>
    <style:style style:name="Tabelle4.E12" style:family="table-cell">
      <style:table-cell-properties style:vertical-align="middle" fo:padding="0.097cm" fo:border-left="0.05pt solid #000000" fo:border-right="0.05pt solid #000000" fo:border-top="none" fo:border-bottom="0.05pt solid #000000"/>
    </style:style>
    <style:style style:name="Tabelle4.A13" style:family="table-cell">
      <style:table-cell-properties style:vertical-align="middle" fo:padding="0.097cm" fo:border-left="0.05pt solid #000000" fo:border-right="none" fo:border-top="none" fo:border-bottom="0.05pt solid #000000"/>
    </style:style>
    <style:style style:name="Tabelle4.B13" style:family="table-cell">
      <style:table-cell-properties style:vertical-align="middle" fo:padding="0.097cm" fo:border-left="0.05pt solid #000000" fo:border-right="none" fo:border-top="none" fo:border-bottom="0.05pt solid #000000"/>
    </style:style>
    <style:style style:name="Tabelle4.C1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3" style:family="table-cell">
      <style:table-cell-properties style:vertical-align="middle" fo:padding="0.097cm" fo:border-left="0.05pt solid #000000" fo:border-right="none" fo:border-top="none" fo:border-bottom="0.05pt solid #000000"/>
    </style:style>
    <style:style style:name="Tabelle4.E13" style:family="table-cell">
      <style:table-cell-properties style:vertical-align="middle" fo:padding="0.097cm" fo:border-left="0.05pt solid #000000" fo:border-right="0.05pt solid #000000" fo:border-top="none" fo:border-bottom="0.05pt solid #000000"/>
    </style:style>
    <style:style style:name="Tabelle4.A14" style:family="table-cell">
      <style:table-cell-properties style:vertical-align="middle" fo:padding="0.097cm" fo:border-left="0.05pt solid #000000" fo:border-right="none" fo:border-top="none" fo:border-bottom="0.05pt solid #000000"/>
    </style:style>
    <style:style style:name="Tabelle4.B14" style:family="table-cell">
      <style:table-cell-properties style:vertical-align="middle" fo:padding="0.097cm" fo:border-left="0.05pt solid #000000" fo:border-right="none" fo:border-top="none" fo:border-bottom="0.05pt solid #000000"/>
    </style:style>
    <style:style style:name="Tabelle4.C1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4" style:family="table-cell">
      <style:table-cell-properties style:vertical-align="middle" fo:padding="0.097cm" fo:border-left="0.05pt solid #000000" fo:border-right="none" fo:border-top="none" fo:border-bottom="0.05pt solid #000000"/>
    </style:style>
    <style:style style:name="Tabelle4.E14" style:family="table-cell">
      <style:table-cell-properties style:vertical-align="middle" fo:padding="0.097cm" fo:border-left="0.05pt solid #000000" fo:border-right="0.05pt solid #000000" fo:border-top="none" fo:border-bottom="0.05pt solid #000000"/>
    </style:style>
    <style:style style:name="Tabelle4.A15" style:family="table-cell">
      <style:table-cell-properties style:vertical-align="middle" fo:padding="0.097cm" fo:border-left="0.05pt solid #000000" fo:border-right="none" fo:border-top="none" fo:border-bottom="0.05pt solid #000000"/>
    </style:style>
    <style:style style:name="Tabelle4.B15" style:family="table-cell">
      <style:table-cell-properties style:vertical-align="middle" fo:padding="0.097cm" fo:border-left="0.05pt solid #000000" fo:border-right="none" fo:border-top="none" fo:border-bottom="0.05pt solid #000000"/>
    </style:style>
    <style:style style:name="Tabelle4.C15"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5" style:family="table-cell">
      <style:table-cell-properties style:vertical-align="middle" fo:padding="0.097cm" fo:border-left="0.05pt solid #000000" fo:border-right="none" fo:border-top="none" fo:border-bottom="0.05pt solid #000000"/>
    </style:style>
    <style:style style:name="Tabelle4.E15" style:family="table-cell">
      <style:table-cell-properties style:vertical-align="middle" fo:padding="0.097cm" fo:border-left="0.05pt solid #000000" fo:border-right="0.05pt solid #000000" fo:border-top="none" fo:border-bottom="0.05pt solid #000000"/>
    </style:style>
    <style:style style:name="Tabelle4.A16" style:family="table-cell">
      <style:table-cell-properties style:vertical-align="middle" fo:padding="0.097cm" fo:border-left="0.05pt solid #000000" fo:border-right="none" fo:border-top="none" fo:border-bottom="0.05pt solid #000000"/>
    </style:style>
    <style:style style:name="Tabelle4.B16" style:family="table-cell">
      <style:table-cell-properties style:vertical-align="middle" fo:padding="0.097cm" fo:border-left="0.05pt solid #000000" fo:border-right="none" fo:border-top="none" fo:border-bottom="0.05pt solid #000000"/>
    </style:style>
    <style:style style:name="Tabelle4.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4.D16" style:family="table-cell">
      <style:table-cell-properties style:vertical-align="middle" fo:padding="0.097cm" fo:border-left="0.05pt solid #000000" fo:border-right="none" fo:border-top="none" fo:border-bottom="0.05pt solid #000000"/>
    </style:style>
    <style:style style:name="Tabelle4.E16"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199cm" style:rel-column-width="4623*"/>
    </style:style>
    <style:style style:name="Tabelle5.B" style:family="table-column">
      <style:table-column-properties style:column-width="12.806cm" style:rel-column-width="49365*"/>
    </style:style>
    <style:style style:name="Tabelle5.C" style:family="table-column">
      <style:table-column-properties style:column-width="2.995cm" style:rel-column-width="11547*"/>
    </style:style>
    <style:style style:name="Tabel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999999"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background-color="#ed1c24" fo:padding="0.097cm" fo:border-left="0.05pt solid #000000" fo:border-right="0.05pt solid #000000" fo:border-top="none" fo:border-bottom="0.05pt solid #000000">
        <style:background-image/>
      </style:table-cell-properties>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background-color="#fff200" fo:padding="0.097cm" fo:border-left="0.05pt solid #000000" fo:border-right="0.05pt solid #000000" fo:border-top="none" fo:border-bottom="0.05pt solid #000000">
        <style:background-image/>
      </style:table-cell-properties>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background-color="#72bf44"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background-color="#e3d200" fo:padding="0.097cm" fo:border-left="0.05pt solid #000000" fo:border-right="0.05pt solid #000000" fo:border-top="none" fo:border-bottom="0.05pt solid #000000">
        <style:background-image/>
      </style:table-cell-properties>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6" style:family="table">
      <style:table-properties style:width="17.004cm" fo:margin-left="0cm" fo:break-before="auto" fo:break-after="auto" table:align="left" fo:background-color="transparent" fo:keep-with-next="auto" style:may-break-between-rows="true" style:writing-mode="page">
        <style:background-image/>
      </style:table-properties>
    </style:style>
    <style:style style:name="Tabelle6.A" style:family="table-column">
      <style:table-column-properties style:column-width="0.799cm"/>
    </style:style>
    <style:style style:name="Tabelle6.B" style:family="table-column">
      <style:table-column-properties style:column-width="4.916cm"/>
    </style:style>
    <style:style style:name="Tabelle6.C" style:family="table-column">
      <style:table-column-properties style:column-width="2.081cm"/>
    </style:style>
    <style:style style:name="Tabelle6.D" style:family="table-column">
      <style:table-column-properties style:column-width="2.187cm"/>
    </style:style>
    <style:style style:name="Tabelle6.E" style:family="table-column">
      <style:table-column-properties style:column-width="7.02cm"/>
    </style:style>
    <style:style style:name="Tabelle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le6.E1" style:family="table-cell">
      <style:table-cell-properties style:vertical-align="middle" fo:background-color="#999999"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background-color="#ed1c24" fo:padding="0.097cm" fo:border-left="0.05pt solid #000000" fo:border-right="none" fo:border-top="none" fo:border-bottom="0.05pt solid #000000">
        <style:background-image/>
      </style:table-cell-properties>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background-color="#e3d200" fo:padding="0.097cm" fo:border-left="0.05pt solid #000000" fo:border-right="none" fo:border-top="none" fo:border-bottom="0.05pt solid #000000">
        <style:background-image/>
      </style:table-cell-properties>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0.05pt solid #000000" fo:border-top="none" fo:border-bottom="0.05pt solid #000000"/>
    </style:style>
    <style:style style:name="Tabelle6.14" style:family="table-row">
      <style:table-row-properties fo:background-color="transparent" fo:keep-together="auto">
        <style:background-image/>
      </style:table-row-properties>
    </style:style>
    <style:style style:name="Tabelle6.A14" style:family="table-cell">
      <style:table-cell-properties style:vertical-align="middle" fo:background-color="#72bf44" fo:padding="0.097cm" fo:border-left="0.05pt solid #000000" fo:border-right="0.05pt solid #000000" fo:border-top="none" fo:border-bottom="0.05pt solid #000000" style:writing-mode="page">
        <style:background-image/>
      </style:table-cell-properties>
    </style:style>
    <style:style style:name="Tabelle6.A15" style:family="table-cell">
      <style:table-cell-properties style:vertical-align="middle" fo:background-color="#ed1c24" fo:padding="0.097cm" fo:border-left="0.05pt solid #000000" fo:border-right="0.05pt solid #000000" fo:border-top="none" fo:border-bottom="0.05pt solid #000000" style:writing-mode="page">
        <style:background-image/>
      </style:table-cell-properties>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0.05pt solid #000000" fo:border-top="none" fo:border-bottom="0.05pt solid #000000"/>
    </style:style>
    <style:style style:name="Tabelle6.A19" style:family="table-cell">
      <style:table-cell-properties style:vertical-align="middle" fo:padding="0.097cm" fo:border-left="0.05pt solid #000000" fo:border-right="none" fo:border-top="none" fo:border-bottom="0.05pt solid #000000"/>
    </style:style>
    <style:style style:name="Tabelle6.B19" style:family="table-cell">
      <style:table-cell-properties style:vertical-align="middle" fo:padding="0.097cm" fo:border-left="0.05pt solid #000000" fo:border-right="none" fo:border-top="none" fo:border-bottom="0.05pt solid #000000"/>
    </style:style>
    <style:style style:name="Tabelle6.C19"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19" style:family="table-cell">
      <style:table-cell-properties style:vertical-align="middle" fo:padding="0.097cm" fo:border-left="0.05pt solid #000000" fo:border-right="none" fo:border-top="none" fo:border-bottom="0.05pt solid #000000"/>
    </style:style>
    <style:style style:name="Tabelle6.E19" style:family="table-cell">
      <style:table-cell-properties style:vertical-align="middle" fo:padding="0.097cm" fo:border-left="0.05pt solid #000000" fo:border-right="0.05pt solid #000000" fo:border-top="none" fo:border-bottom="0.05pt solid #000000"/>
    </style:style>
    <style:style style:name="Tabelle6.A20" style:family="table-cell">
      <style:table-cell-properties style:vertical-align="middle" fo:padding="0.097cm" fo:border-left="0.05pt solid #000000" fo:border-right="none" fo:border-top="none" fo:border-bottom="0.05pt solid #000000"/>
    </style:style>
    <style:style style:name="Tabelle6.B20" style:family="table-cell">
      <style:table-cell-properties style:vertical-align="middle" fo:padding="0.097cm" fo:border-left="0.05pt solid #000000" fo:border-right="none" fo:border-top="none" fo:border-bottom="0.05pt solid #000000"/>
    </style:style>
    <style:style style:name="Tabelle6.C20"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0" style:family="table-cell">
      <style:table-cell-properties style:vertical-align="middle" fo:padding="0.097cm" fo:border-left="0.05pt solid #000000" fo:border-right="none" fo:border-top="none" fo:border-bottom="0.05pt solid #000000"/>
    </style:style>
    <style:style style:name="Tabelle6.E20" style:family="table-cell">
      <style:table-cell-properties style:vertical-align="middle" fo:padding="0.097cm" fo:border-left="0.05pt solid #000000" fo:border-right="0.05pt solid #000000" fo:border-top="none" fo:border-bottom="0.05pt solid #000000"/>
    </style:style>
    <style:style style:name="Tabelle6.A21" style:family="table-cell">
      <style:table-cell-properties style:vertical-align="middle" fo:padding="0.097cm" fo:border-left="0.05pt solid #000000" fo:border-right="none" fo:border-top="none" fo:border-bottom="0.05pt solid #000000"/>
    </style:style>
    <style:style style:name="Tabelle6.B21" style:family="table-cell">
      <style:table-cell-properties style:vertical-align="middle" fo:padding="0.097cm" fo:border-left="0.05pt solid #000000" fo:border-right="none" fo:border-top="none" fo:border-bottom="0.05pt solid #000000"/>
    </style:style>
    <style:style style:name="Tabelle6.C21"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1" style:family="table-cell">
      <style:table-cell-properties style:vertical-align="middle" fo:padding="0.097cm" fo:border-left="0.05pt solid #000000" fo:border-right="none" fo:border-top="none" fo:border-bottom="0.05pt solid #000000"/>
    </style:style>
    <style:style style:name="Tabelle6.E21" style:family="table-cell">
      <style:table-cell-properties style:vertical-align="middle" fo:padding="0.097cm" fo:border-left="0.05pt solid #000000" fo:border-right="0.05pt solid #000000" fo:border-top="none" fo:border-bottom="0.05pt solid #000000"/>
    </style:style>
    <style:style style:name="Tabelle6.A22" style:family="table-cell">
      <style:table-cell-properties style:vertical-align="middle" fo:padding="0.097cm" fo:border-left="0.05pt solid #000000" fo:border-right="none" fo:border-top="none" fo:border-bottom="0.05pt solid #000000"/>
    </style:style>
    <style:style style:name="Tabelle6.B22" style:family="table-cell">
      <style:table-cell-properties style:vertical-align="middle" fo:padding="0.097cm" fo:border-left="0.05pt solid #000000" fo:border-right="none" fo:border-top="none" fo:border-bottom="0.05pt solid #000000"/>
    </style:style>
    <style:style style:name="Tabelle6.C22"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2" style:family="table-cell">
      <style:table-cell-properties style:vertical-align="middle" fo:padding="0.097cm" fo:border-left="0.05pt solid #000000" fo:border-right="none" fo:border-top="none" fo:border-bottom="0.05pt solid #000000"/>
    </style:style>
    <style:style style:name="Tabelle6.E22" style:family="table-cell">
      <style:table-cell-properties style:vertical-align="middle" fo:padding="0.097cm" fo:border-left="0.05pt solid #000000" fo:border-right="0.05pt solid #000000" fo:border-top="none" fo:border-bottom="0.05pt solid #000000"/>
    </style:style>
    <style:style style:name="Tabelle6.A23" style:family="table-cell">
      <style:table-cell-properties style:vertical-align="middle" fo:padding="0.097cm" fo:border-left="0.05pt solid #000000" fo:border-right="none" fo:border-top="none" fo:border-bottom="0.05pt solid #000000"/>
    </style:style>
    <style:style style:name="Tabelle6.B23" style:family="table-cell">
      <style:table-cell-properties style:vertical-align="middle" fo:padding="0.097cm" fo:border-left="0.05pt solid #000000" fo:border-right="none" fo:border-top="none" fo:border-bottom="0.05pt solid #000000"/>
    </style:style>
    <style:style style:name="Tabelle6.C23"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3" style:family="table-cell">
      <style:table-cell-properties style:vertical-align="middle" fo:padding="0.097cm" fo:border-left="0.05pt solid #000000" fo:border-right="none" fo:border-top="none" fo:border-bottom="0.05pt solid #000000"/>
    </style:style>
    <style:style style:name="Tabelle6.E23" style:family="table-cell">
      <style:table-cell-properties style:vertical-align="middle" fo:padding="0.097cm" fo:border-left="0.05pt solid #000000" fo:border-right="0.05pt solid #000000" fo:border-top="none" fo:border-bottom="0.05pt solid #000000"/>
    </style:style>
    <style:style style:name="Tabelle6.A24" style:family="table-cell">
      <style:table-cell-properties style:vertical-align="middle" fo:padding="0.097cm" fo:border-left="0.05pt solid #000000" fo:border-right="none" fo:border-top="none" fo:border-bottom="0.05pt solid #000000"/>
    </style:style>
    <style:style style:name="Tabelle6.B24" style:family="table-cell">
      <style:table-cell-properties style:vertical-align="middle" fo:padding="0.097cm" fo:border-left="0.05pt solid #000000" fo:border-right="none" fo:border-top="none" fo:border-bottom="0.05pt solid #000000"/>
    </style:style>
    <style:style style:name="Tabelle6.C24" style:family="table-cell">
      <style:table-cell-properties style:vertical-align="middle" fo:background-color="#72bf44" fo:padding="0.097cm" fo:border-left="0.05pt solid #000000" fo:border-right="none" fo:border-top="none" fo:border-bottom="0.05pt solid #000000">
        <style:background-image/>
      </style:table-cell-properties>
    </style:style>
    <style:style style:name="Tabelle6.D24" style:family="table-cell">
      <style:table-cell-properties style:vertical-align="middle" fo:padding="0.097cm" fo:border-left="0.05pt solid #000000" fo:border-right="none" fo:border-top="none" fo:border-bottom="0.05pt solid #000000"/>
    </style:style>
    <style:style style:name="Tabelle6.E24" style:family="table-cell">
      <style:table-cell-properties style:vertical-align="middle" fo:padding="0.097cm" fo:border-left="0.05pt solid #000000" fo:border-right="0.05pt solid #000000" fo:border-top="none" fo:border-bottom="0.05pt solid #000000"/>
    </style:style>
    <style:style style:name="Tabelle6.A25" style:family="table-cell">
      <style:table-cell-properties style:vertical-align="middle" fo:padding="0.097cm" fo:border-left="0.05pt solid #000000" fo:border-right="none" fo:border-top="none" fo:border-bottom="0.05pt solid #000000"/>
    </style:style>
    <style:style style:name="Tabelle6.B25" style:family="table-cell">
      <style:table-cell-properties style:vertical-align="middle" fo:padding="0.097cm" fo:border-left="0.05pt solid #000000" fo:border-right="none" fo:border-top="none" fo:border-bottom="0.05pt solid #000000"/>
    </style:style>
    <style:style style:name="Tabelle6.D25" style:family="table-cell">
      <style:table-cell-properties style:vertical-align="middle" fo:padding="0.097cm" fo:border-left="0.05pt solid #000000" fo:border-right="none" fo:border-top="none" fo:border-bottom="0.05pt solid #000000"/>
    </style:style>
    <style:style style:name="Tabelle6.E2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Liberation Serif" fo:font-size="12pt" fo:font-weight="normal" officeooo:rsid="0004532b" officeooo:paragraph-rsid="0004532b"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fo:font-weight="normal" officeooo:paragraph-rsid="0004532b"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2e1bb"/>
    </style:style>
    <style:style style:name="P6" style:family="paragraph" style:parent-style-name="Standard">
      <style:paragraph-properties fo:text-align="justify" style:justify-single-word="false"/>
      <style:text-properties officeooo:paragraph-rsid="001859b5"/>
    </style:style>
    <style:style style:name="P7" style:family="paragraph" style:parent-style-name="Standard">
      <style:paragraph-properties fo:text-align="justify" style:justify-single-word="false"/>
      <style:text-properties officeooo:rsid="0009dfc8" officeooo:paragraph-rsid="0009dfc8"/>
    </style:style>
    <style:style style:name="P8" style:family="paragraph" style:parent-style-name="Standard">
      <style:paragraph-properties fo:text-align="justify" style:justify-single-word="false"/>
      <style:text-properties officeooo:rsid="0009dfc8" officeooo:paragraph-rsid="0012e1bb"/>
    </style:style>
    <style:style style:name="P9" style:family="paragraph" style:parent-style-name="Standard">
      <style:paragraph-properties fo:text-align="justify" style:justify-single-word="false"/>
      <style:text-properties officeooo:rsid="0009dfc8" officeooo:paragraph-rsid="001859b5"/>
    </style:style>
    <style:style style:name="P10" style:family="paragraph" style:parent-style-name="Standard">
      <style:paragraph-properties fo:text-align="justify" style:justify-single-word="false"/>
      <style:text-properties officeooo:rsid="0017776c" officeooo:paragraph-rsid="0017776c"/>
    </style:style>
    <style:style style:name="P11" style:family="paragraph" style:parent-style-name="Standard">
      <style:paragraph-properties fo:text-align="justify" style:justify-single-word="false"/>
      <style:text-properties officeooo:rsid="0017776c" officeooo:paragraph-rsid="001859b5"/>
    </style:style>
    <style:style style:name="P12" style:family="paragraph" style:parent-style-name="Text_20_body">
      <style:paragraph-properties fo:text-align="justify" style:justify-single-word="false"/>
      <style:text-properties officeooo:rsid="0006eff4" officeooo:paragraph-rsid="0006eff4"/>
    </style:style>
    <style:style style:name="P13" style:family="paragraph" style:parent-style-name="Text_20_body">
      <style:paragraph-properties fo:text-align="justify" style:justify-single-word="false"/>
      <style:text-properties officeooo:paragraph-rsid="000878a6"/>
    </style:style>
    <style:style style:name="P14" style:family="paragraph" style:parent-style-name="Text_20_body">
      <style:paragraph-properties fo:text-align="justify" style:justify-single-word="false"/>
      <style:text-properties officeooo:rsid="000878a6" officeooo:paragraph-rsid="000878a6"/>
    </style:style>
    <style:style style:name="P15" style:family="paragraph" style:parent-style-name="Text_20_body">
      <style:paragraph-properties fo:text-align="justify" style:justify-single-word="false"/>
      <style:text-properties officeooo:rsid="0009dfc8" officeooo:paragraph-rsid="0009dfc8"/>
    </style:style>
    <style:style style:name="P16" style:family="paragraph" style:parent-style-name="Text_20_body">
      <style:paragraph-properties fo:text-align="justify" style:justify-single-word="false"/>
      <style:text-properties officeooo:rsid="0009dfc8" officeooo:paragraph-rsid="0012e1bb"/>
    </style:style>
    <style:style style:name="P17" style:family="paragraph" style:parent-style-name="Text_20_body">
      <style:paragraph-properties fo:text-align="justify" style:justify-single-word="false"/>
      <style:text-properties officeooo:rsid="0009dfc8" officeooo:paragraph-rsid="001859b5"/>
    </style:style>
    <style:style style:name="P18" style:family="paragraph" style:parent-style-name="Text_20_body">
      <style:paragraph-properties fo:text-align="justify" style:justify-single-word="false"/>
      <style:text-properties officeooo:rsid="000e1614" officeooo:paragraph-rsid="000e1614"/>
    </style:style>
    <style:style style:name="P19" style:family="paragraph" style:parent-style-name="Text_20_body">
      <style:paragraph-properties fo:text-align="justify" style:justify-single-word="false"/>
      <style:text-properties officeooo:rsid="000e1614" officeooo:paragraph-rsid="001189d9"/>
    </style:style>
    <style:style style:name="P20" style:family="paragraph" style:parent-style-name="Text_20_body">
      <style:paragraph-properties fo:text-align="justify" style:justify-single-word="false"/>
      <style:text-properties officeooo:rsid="000e1614" officeooo:paragraph-rsid="001859b5"/>
    </style:style>
    <style:style style:name="P21" style:family="paragraph" style:parent-style-name="Text_20_body">
      <style:paragraph-properties fo:text-align="justify" style:justify-single-word="false"/>
      <style:text-properties officeooo:rsid="000e1614" officeooo:paragraph-rsid="0017776c"/>
    </style:style>
    <style:style style:name="P22" style:family="paragraph" style:parent-style-name="Text_20_body">
      <style:paragraph-properties fo:text-align="justify" style:justify-single-word="false"/>
      <style:text-properties officeooo:rsid="001189d9" officeooo:paragraph-rsid="001189d9"/>
    </style:style>
    <style:style style:name="P23" style:family="paragraph" style:parent-style-name="Text_20_body">
      <style:paragraph-properties fo:text-align="justify" style:justify-single-word="false"/>
      <style:text-properties officeooo:rsid="001859b5" officeooo:paragraph-rsid="001859b5"/>
    </style:style>
    <style:style style:name="P24" style:family="paragraph" style:parent-style-name="Text_20_body">
      <style:paragraph-properties fo:text-align="justify" style:justify-single-word="false"/>
      <style:text-properties officeooo:rsid="000c23a7" officeooo:paragraph-rsid="000c23a7"/>
    </style:style>
    <style:style style:name="P25" style:family="paragraph" style:parent-style-name="Text_20_body">
      <style:paragraph-properties fo:text-align="justify" style:justify-single-word="false"/>
      <style:text-properties officeooo:rsid="0012e1bb" officeooo:paragraph-rsid="0012e1bb"/>
    </style:style>
    <style:style style:name="P26" style:family="paragraph" style:parent-style-name="Text_20_body">
      <style:paragraph-properties fo:text-align="justify" style:justify-single-word="false"/>
      <style:text-properties officeooo:rsid="0017776c" officeooo:paragraph-rsid="0017776c"/>
    </style:style>
    <style:style style:name="P27" style:family="paragraph" style:parent-style-name="Text_20_body">
      <style:paragraph-properties fo:text-align="justify" style:justify-single-word="false"/>
      <style:text-properties officeooo:rsid="0017776c" officeooo:paragraph-rsid="001859b5"/>
    </style:style>
    <style:style style:name="P28" style:family="paragraph" style:parent-style-name="Text_20_body">
      <style:paragraph-properties fo:text-align="justify" style:justify-single-word="false"/>
      <style:text-properties officeooo:rsid="001a25d7" officeooo:paragraph-rsid="001a25d7"/>
    </style:style>
    <style:style style:name="P29" style:family="paragraph" style:parent-style-name="Table_20_Contents">
      <style:paragraph-properties fo:text-align="justify" style:justify-single-word="false"/>
      <style:text-properties officeooo:rsid="000878a6" officeooo:paragraph-rsid="000878a6"/>
    </style:style>
    <style:style style:name="P30" style:family="paragraph" style:parent-style-name="Table_20_Contents">
      <style:paragraph-properties fo:text-align="justify" style:justify-single-word="false"/>
      <style:text-properties officeooo:rsid="000878a6" officeooo:paragraph-rsid="0009dfc8"/>
    </style:style>
    <style:style style:name="P31" style:family="paragraph" style:parent-style-name="Table_20_Contents">
      <style:paragraph-properties fo:text-align="justify" style:justify-single-word="false"/>
      <style:text-properties officeooo:rsid="000878a6" officeooo:paragraph-rsid="0012e1bb"/>
    </style:style>
    <style:style style:name="P32" style:family="paragraph" style:parent-style-name="Table_20_Contents">
      <style:paragraph-properties fo:text-align="justify" style:justify-single-word="false"/>
      <style:text-properties officeooo:rsid="000878a6" officeooo:paragraph-rsid="001859b5"/>
    </style:style>
    <style:style style:name="P33" style:family="paragraph" style:parent-style-name="Table_20_Contents">
      <style:paragraph-properties fo:text-align="start" style:justify-single-word="false"/>
      <style:text-properties officeooo:rsid="000878a6" officeooo:paragraph-rsid="0009dfc8"/>
    </style:style>
    <style:style style:name="P34" style:family="paragraph" style:parent-style-name="Table_20_Contents">
      <style:paragraph-properties fo:text-align="center" style:justify-single-word="false"/>
      <style:text-properties officeooo:rsid="000878a6" officeooo:paragraph-rsid="0009dfc8"/>
    </style:style>
    <style:style style:name="P35" style:family="paragraph" style:parent-style-name="Table_20_Contents">
      <style:paragraph-properties fo:text-align="justify" style:justify-single-word="false"/>
      <style:text-properties fo:font-weight="bold" officeooo:rsid="000878a6" officeooo:paragraph-rsid="000878a6" style:font-weight-asian="bold" style:font-weight-complex="bold"/>
    </style:style>
    <style:style style:name="P36"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878a6" style:font-weight-asian="bold" style:font-weight-complex="bold"/>
    </style:style>
    <style:style style:name="P37" style:family="paragraph" style:parent-style-name="Table_20_Contents">
      <style:paragraph-properties fo:text-align="justify" style:justify-single-word="false"/>
      <style:text-properties fo:font-weight="bold" officeooo:rsid="000878a6" officeooo:paragraph-rsid="000e1614" style:font-weight-asian="bold" style:font-weight-complex="bold"/>
    </style:style>
    <style:style style:name="P38"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e1614" style:font-weight-asian="bold" style:font-weight-complex="bold"/>
    </style:style>
    <style:style style:name="P39" style:family="paragraph" style:parent-style-name="Table_20_Contents">
      <style:paragraph-properties fo:text-align="justify" style:justify-single-word="false"/>
      <style:text-properties fo:font-weight="bold" officeooo:rsid="000878a6" officeooo:paragraph-rsid="001859b5" style:font-weight-asian="bold" style:font-weight-complex="bold"/>
    </style:style>
    <style:style style:name="P40"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859b5" style:font-weight-asian="bold" style:font-weight-complex="bold"/>
    </style:style>
    <style:style style:name="P41" style:family="paragraph" style:parent-style-name="Table_20_Contents">
      <style:paragraph-properties fo:text-align="justify" style:justify-single-word="false"/>
      <style:text-properties fo:font-weight="bold" officeooo:rsid="000878a6" officeooo:paragraph-rsid="0009dfc8" style:font-weight-asian="bold" style:font-weight-complex="bold"/>
    </style:style>
    <style:style style:name="P42"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09dfc8" style:font-weight-asian="bold" style:font-weight-complex="bold"/>
    </style:style>
    <style:style style:name="P43" style:family="paragraph" style:parent-style-name="Table_20_Contents">
      <style:paragraph-properties fo:text-align="justify" style:justify-single-word="false"/>
      <style:text-properties fo:font-weight="bold" officeooo:rsid="000878a6" officeooo:paragraph-rsid="0012e1bb" style:font-weight-asian="bold" style:font-weight-complex="bold"/>
    </style:style>
    <style:style style:name="P44" style:family="paragraph" style:parent-style-name="Table_20_Contents">
      <loext:graphic-properties draw:fill="solid" draw:fill-color="#999999" draw:opacity="100%"/>
      <style:paragraph-properties fo:text-align="justify" style:justify-single-word="false" fo:background-color="#999999"/>
      <style:text-properties fo:font-weight="bold" officeooo:rsid="000878a6" officeooo:paragraph-rsid="0012e1bb" style:font-weight-asian="bold" style:font-weight-complex="bold"/>
    </style:style>
    <style:style style:name="P45" style:family="paragraph" style:parent-style-name="Table_20_Contents">
      <style:paragraph-properties fo:text-align="start" style:justify-single-word="false"/>
      <style:text-properties fo:font-weight="bold" officeooo:rsid="000878a6" officeooo:paragraph-rsid="001859b5" style:font-weight-asian="bold" style:font-weight-complex="bold"/>
    </style:style>
    <style:style style:name="P46" style:family="paragraph" style:parent-style-name="Table_20_Contents">
      <style:paragraph-properties fo:text-align="justify" style:justify-single-word="false"/>
      <style:text-properties fo:font-weight="bold" officeooo:rsid="0009dfc8" officeooo:paragraph-rsid="0009dfc8" style:font-weight-asian="bold" style:font-weight-complex="bold"/>
    </style:style>
    <style:style style:name="P47" style:family="paragraph" style:parent-style-name="Table_20_Contents">
      <style:paragraph-properties fo:text-align="justify" style:justify-single-word="false"/>
      <style:text-properties fo:font-weight="bold" officeooo:rsid="0009dfc8" officeooo:paragraph-rsid="0012e1bb" style:font-weight-asian="bold" style:font-weight-complex="bold"/>
    </style:style>
    <style:style style:name="P48" style:family="paragraph" style:parent-style-name="Table_20_Contents">
      <style:paragraph-properties fo:text-align="justify" style:justify-single-word="false"/>
      <style:text-properties fo:font-weight="bold" officeooo:rsid="0009dfc8" officeooo:paragraph-rsid="001859b5" style:font-weight-asian="bold" style:font-weight-complex="bold"/>
    </style:style>
    <style:style style:name="P49" style:family="paragraph" style:parent-style-name="Table_20_Contents">
      <style:paragraph-properties fo:text-align="justify" style:justify-single-word="false"/>
      <style:text-properties officeooo:rsid="001189d9" officeooo:paragraph-rsid="001189d9"/>
    </style:style>
    <style:style style:name="P50" style:family="paragraph" style:parent-style-name="Table_20_Contents">
      <style:paragraph-properties fo:text-align="justify" style:justify-single-word="false"/>
      <style:text-properties officeooo:rsid="001189d9" officeooo:paragraph-rsid="001859b5"/>
    </style:style>
    <style:style style:name="P51" style:family="paragraph" style:parent-style-name="Table_20_Contents">
      <style:paragraph-properties fo:text-align="start" style:justify-single-word="false"/>
      <style:text-properties officeooo:rsid="001189d9" officeooo:paragraph-rsid="001859b5"/>
    </style:style>
    <style:style style:name="P52" style:family="paragraph" style:parent-style-name="Table_20_Contents">
      <style:paragraph-properties fo:text-align="justify" style:justify-single-word="false"/>
      <style:text-properties officeooo:rsid="001859b5" officeooo:paragraph-rsid="001859b5"/>
    </style:style>
    <style:style style:name="P53" style:family="paragraph" style:parent-style-name="Table_20_Contents">
      <style:paragraph-properties fo:text-align="start" style:justify-single-word="false"/>
      <style:text-properties officeooo:rsid="001859b5" officeooo:paragraph-rsid="001859b5"/>
    </style:style>
    <style:style style:name="P54" style:family="paragraph" style:parent-style-name="Table_20_Contents">
      <style:paragraph-properties fo:text-align="justify" style:justify-single-word="false"/>
      <style:text-properties officeooo:rsid="001a25d7" officeooo:paragraph-rsid="001a25d7"/>
    </style:style>
    <style:style style:name="P55" style:family="paragraph" style:parent-style-name="Table_20_Contents">
      <loext:graphic-properties draw:fill="solid" draw:fill-color="#e3d200" draw:opacity="100%"/>
      <style:paragraph-properties fo:text-align="justify" style:justify-single-word="false" fo:background-color="#e3d200"/>
      <style:text-properties officeooo:rsid="001a25d7" officeooo:paragraph-rsid="001a25d7"/>
    </style:style>
    <style:style style:name="P56" style:family="paragraph" style:parent-style-name="Table_20_Contents">
      <style:paragraph-properties fo:text-align="start" style:justify-single-word="false"/>
      <style:text-properties officeooo:rsid="001a25d7" officeooo:paragraph-rsid="001a25d7"/>
    </style:style>
    <style:style style:name="P57" style:family="paragraph" style:parent-style-name="Table_20_Contents">
      <style:paragraph-properties fo:text-align="justify" style:justify-single-word="false"/>
      <style:text-properties officeooo:rsid="001bbb6b" officeooo:paragraph-rsid="001bbb6b"/>
    </style:style>
    <style:style style:name="P58" style:family="paragraph" style:parent-style-name="Table_20_Contents">
      <style:paragraph-properties fo:text-align="justify" style:justify-single-word="false"/>
      <style:text-properties officeooo:rsid="001ce918" officeooo:paragraph-rsid="001ce918"/>
    </style:style>
    <style:style style:name="P59" style:family="paragraph" style:parent-style-name="Table_20_Contents">
      <style:paragraph-properties fo:text-align="justify" style:justify-single-word="false"/>
      <style:text-properties officeooo:rsid="001ce918" officeooo:paragraph-rsid="001a25d7"/>
    </style:style>
    <style:style style:name="P60" style:family="paragraph" style:parent-style-name="Table_20_Contents">
      <style:paragraph-properties fo:text-align="justify" style:justify-single-word="false"/>
      <style:text-properties fo:font-style="italic" officeooo:rsid="0012e1bb" officeooo:paragraph-rsid="001859b5" style:font-style-asian="italic" style:font-style-complex="italic"/>
    </style:style>
    <style:style style:name="P61" style:family="paragraph" style:parent-style-name="Table_20_Contents">
      <style:paragraph-properties fo:text-align="justify" style:justify-single-word="false"/>
      <style:text-properties officeooo:rsid="000ba317" officeooo:paragraph-rsid="000ba317"/>
    </style:style>
    <style:style style:name="P62" style:family="paragraph" style:parent-style-name="Table_20_Contents">
      <style:paragraph-properties fo:text-align="justify" style:justify-single-word="false"/>
      <style:text-properties officeooo:rsid="000ba317" officeooo:paragraph-rsid="0012e1bb"/>
    </style:style>
    <style:style style:name="P63" style:family="paragraph" style:parent-style-name="Table_20_Contents">
      <style:paragraph-properties fo:text-align="justify" style:justify-single-word="false"/>
      <style:text-properties officeooo:rsid="000ba317" officeooo:paragraph-rsid="001859b5"/>
    </style:style>
    <style:style style:name="P64" style:family="paragraph" style:parent-style-name="Table_20_Contents">
      <style:paragraph-properties fo:text-align="justify" style:justify-single-word="false"/>
      <style:text-properties officeooo:rsid="000c23a7" officeooo:paragraph-rsid="000c23a7"/>
    </style:style>
    <style:style style:name="P65" style:family="paragraph" style:parent-style-name="Table_20_Contents">
      <style:paragraph-properties fo:text-align="justify" style:justify-single-word="false"/>
      <style:text-properties officeooo:rsid="000c23a7" officeooo:paragraph-rsid="0012e1bb"/>
    </style:style>
    <style:style style:name="P66" style:family="paragraph" style:parent-style-name="Table_20_Contents">
      <style:paragraph-properties fo:text-align="justify" style:justify-single-word="false"/>
      <style:text-properties officeooo:rsid="000c23a7" officeooo:paragraph-rsid="001859b5"/>
    </style:style>
    <style:style style:name="P67" style:family="paragraph" style:parent-style-name="Table_20_Contents">
      <style:paragraph-properties fo:text-align="start" style:justify-single-word="false"/>
      <style:text-properties officeooo:rsid="000c23a7" officeooo:paragraph-rsid="000c23a7"/>
    </style:style>
    <style:style style:name="P68" style:family="paragraph" style:parent-style-name="Table_20_Contents">
      <style:paragraph-properties fo:text-align="justify" style:justify-single-word="false"/>
      <style:text-properties fo:color="#ffffff" fo:font-size="11pt" fo:font-weight="bold" officeooo:rsid="0009dfc8" officeooo:paragraph-rsid="0009dfc8" style:font-size-asian="11pt" style:font-weight-asian="bold" style:font-size-complex="11pt" style:font-weight-complex="bold"/>
    </style:style>
    <style:style style:name="P69" style:family="paragraph" style:parent-style-name="Table_20_Contents">
      <style:paragraph-properties fo:text-align="justify" style:justify-single-word="false"/>
      <style:text-properties fo:color="#ffffff" fo:font-size="11pt" fo:font-weight="bold" officeooo:rsid="0009dfc8" officeooo:paragraph-rsid="0012e1bb"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fo:color="#ffffff" fo:font-size="11pt" fo:font-weight="bold" officeooo:rsid="0009dfc8" officeooo:paragraph-rsid="001859b5" style:font-size-asian="11pt" style:font-weight-asian="bold" style:font-size-complex="11pt" style:font-weight-complex="bold"/>
    </style:style>
    <style:style style:name="P71" style:family="paragraph" style:parent-style-name="Table_20_Contents">
      <style:paragraph-properties fo:text-align="justify" style:justify-single-word="false"/>
      <style:text-properties officeooo:rsid="0012e1bb" officeooo:paragraph-rsid="0012e1bb"/>
    </style:style>
    <style:style style:name="P72" style:family="paragraph" style:parent-style-name="Table_20_Contents">
      <style:paragraph-properties fo:text-align="justify" style:justify-single-word="false"/>
      <style:text-properties officeooo:rsid="0012e1bb" officeooo:paragraph-rsid="001859b5"/>
    </style:style>
    <style:style style:name="P73" style:family="paragraph" style:parent-style-name="Table_20_Contents">
      <style:paragraph-properties fo:text-align="justify" style:justify-single-word="false"/>
      <style:text-properties officeooo:rsid="002134e5" officeooo:paragraph-rsid="002134e5"/>
    </style:style>
    <style:style style:name="P74" style:family="paragraph" style:parent-style-name="Footnote">
      <style:text-properties officeooo:rsid="0004f8ef" officeooo:paragraph-rsid="0004f8ef"/>
    </style:style>
    <style:style style:name="P75" style:family="paragraph" style:parent-style-name="Heading_20_1">
      <style:paragraph-properties fo:text-align="justify" style:justify-single-word="false"/>
    </style:style>
    <style:style style:name="P76" style:family="paragraph" style:parent-style-name="Heading_20_1">
      <style:paragraph-properties fo:text-align="justify" style:justify-single-word="false" fo:break-before="page"/>
      <style:text-properties officeooo:rsid="0009dfc8" officeooo:paragraph-rsid="0009dfc8"/>
    </style:style>
    <style:style style:name="P77" style:family="paragraph" style:parent-style-name="Heading_20_1">
      <style:paragraph-properties fo:text-align="justify" style:justify-single-word="false" fo:break-before="page"/>
      <style:text-properties officeooo:rsid="0009dfc8" officeooo:paragraph-rsid="0012e1bb"/>
    </style:style>
    <style:style style:name="P78" style:family="paragraph" style:parent-style-name="Heading_20_1">
      <style:paragraph-properties fo:text-align="justify" style:justify-single-word="false" fo:break-before="page"/>
      <style:text-properties officeooo:rsid="0009dfc8" officeooo:paragraph-rsid="001189d9"/>
    </style:style>
    <style:style style:name="P79" style:family="paragraph" style:parent-style-name="Heading_20_1">
      <style:paragraph-properties fo:text-align="justify" style:justify-single-word="false" fo:break-before="page"/>
      <style:text-properties officeooo:rsid="0009dfc8" officeooo:paragraph-rsid="001859b5"/>
    </style:style>
    <style:style style:name="P80" style:family="paragraph" style:parent-style-name="Heading_20_2">
      <style:paragraph-properties fo:text-align="justify" style:justify-single-word="false"/>
      <style:text-properties officeooo:rsid="0006eff4" officeooo:paragraph-rsid="0006eff4"/>
    </style:style>
    <style:style style:name="P81" style:family="paragraph" style:parent-style-name="Heading_20_2">
      <style:paragraph-properties fo:text-align="justify" style:justify-single-word="false"/>
      <style:text-properties officeooo:rsid="000878a6" officeooo:paragraph-rsid="000878a6"/>
    </style:style>
    <style:style style:name="P82" style:family="paragraph" style:parent-style-name="Heading_20_2">
      <style:paragraph-properties fo:text-align="justify" style:justify-single-word="false"/>
      <style:text-properties officeooo:rsid="000878a6" officeooo:paragraph-rsid="000e1614"/>
    </style:style>
    <style:style style:name="P83" style:family="paragraph" style:parent-style-name="Heading_20_2">
      <style:paragraph-properties fo:text-align="justify" style:justify-single-word="false"/>
      <style:text-properties officeooo:rsid="000878a6" officeooo:paragraph-rsid="001859b5"/>
    </style:style>
    <style:style style:name="P84" style:family="paragraph" style:parent-style-name="Heading_20_2">
      <style:paragraph-properties fo:text-align="justify" style:justify-single-word="false"/>
      <style:text-properties officeooo:rsid="0009dfc8" officeooo:paragraph-rsid="0009dfc8"/>
    </style:style>
    <style:style style:name="P85" style:family="paragraph" style:parent-style-name="Heading_20_2">
      <style:paragraph-properties fo:text-align="justify" style:justify-single-word="false"/>
      <style:text-properties officeooo:rsid="0009dfc8" officeooo:paragraph-rsid="0012e1bb"/>
    </style:style>
    <style:style style:name="P86" style:family="paragraph" style:parent-style-name="Heading_20_2">
      <style:paragraph-properties fo:text-align="justify" style:justify-single-word="false"/>
      <style:text-properties officeooo:rsid="0009dfc8" officeooo:paragraph-rsid="001859b5"/>
    </style:style>
    <style:style style:name="P87" style:family="paragraph" style:parent-style-name="Heading_20_2">
      <style:paragraph-properties fo:text-align="justify" style:justify-single-word="false"/>
      <style:text-properties officeooo:rsid="000c23a7" officeooo:paragraph-rsid="000c23a7"/>
    </style:style>
    <style:style style:name="P88" style:family="paragraph" style:parent-style-name="Heading_20_2">
      <style:paragraph-properties fo:text-align="justify" style:justify-single-word="false"/>
      <style:text-properties officeooo:rsid="000c23a7" officeooo:paragraph-rsid="0012e1bb"/>
    </style:style>
    <style:style style:name="P89" style:family="paragraph" style:parent-style-name="Heading_20_2">
      <style:paragraph-properties fo:text-align="justify" style:justify-single-word="false"/>
      <style:text-properties officeooo:rsid="000c23a7" officeooo:paragraph-rsid="001859b5"/>
    </style:style>
    <style:style style:name="P90" style:family="paragraph" style:parent-style-name="Heading_20_2">
      <style:paragraph-properties fo:text-align="justify" style:justify-single-word="false"/>
      <style:text-properties officeooo:rsid="000e1614" officeooo:paragraph-rsid="000e1614"/>
    </style:style>
    <style:style style:name="P91" style:family="paragraph" style:parent-style-name="Heading_20_2">
      <style:paragraph-properties fo:text-align="justify" style:justify-single-word="false"/>
      <style:text-properties officeooo:rsid="000e1614" officeooo:paragraph-rsid="001189d9"/>
    </style:style>
    <style:style style:name="P92" style:family="paragraph" style:parent-style-name="Heading_20_2">
      <style:paragraph-properties fo:text-align="justify" style:justify-single-word="false"/>
      <style:text-properties officeooo:rsid="0012e1bb" officeooo:paragraph-rsid="0012e1bb"/>
    </style:style>
    <style:style style:name="P93" style:family="paragraph" style:parent-style-name="Heading_20_2">
      <style:paragraph-properties fo:text-align="justify" style:justify-single-word="false"/>
      <style:text-properties officeooo:rsid="0012e1bb" officeooo:paragraph-rsid="001859b5"/>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4532b"/>
    </style:style>
    <style:style style:name="T2" style:family="text">
      <style:text-properties style:text-outline="false" style:text-line-through-style="none" style:text-line-through-type="none" fo:font-style="normal" fo:text-shadow="none" style:text-underline-style="none" style:font-style-asian="normal" style:text-emphasize="none"/>
    </style:style>
    <style:style style:name="T3" style:family="text">
      <style:text-properties officeooo:rsid="0004f8ef"/>
    </style:style>
    <style:style style:name="T4" style:family="text">
      <style:text-properties officeooo:rsid="000b098e"/>
    </style:style>
    <style:style style:name="T5" style:family="text">
      <style:text-properties officeooo:rsid="000c23a7"/>
    </style:style>
    <style:style style:name="T6" style:family="text">
      <style:text-properties officeooo:rsid="000e1614"/>
    </style:style>
    <style:style style:name="T7" style:family="text">
      <style:text-properties officeooo:rsid="001189d9"/>
    </style:style>
    <style:style style:name="T8" style:family="text">
      <style:text-properties officeooo:rsid="0012e1bb"/>
    </style:style>
    <style:style style:name="T9" style:family="text">
      <style:text-properties officeooo:rsid="001859b5"/>
    </style:style>
    <style:style style:name="T10" style:family="text">
      <style:text-properties officeooo:rsid="001ba070"/>
    </style:style>
    <style:style style:name="T11" style:family="text">
      <style:text-properties officeooo:rsid="001bbb6b"/>
    </style:style>
    <style:style style:name="T12" style:family="text">
      <style:text-properties officeooo:rsid="002134e5"/>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text:span text:style-name="T1">Sprint 1 (26</text:span><text:span text:style-name="T2">.03 – 12.04</text:span><text:span text:style-name="T1">)</text:span></text:h>
      <text:p text:style-name="P3"/>
      <text:p text:style-name="P2">In diesem Dokument <text:span text:style-name="T3">wird das Vorgehen für den ersten Sprint des Projektes FDZ</text:span><text:span text:style-name="T3"><text:note text:id="ftn1" text:note-class="footnote"><text:note-citation>1</text:note-citation><text:note-body><text:p text:style-name="P74">FDZ – Fabrik der Zukunft</text:p></text:note-body></text:note></text:span><text:span text:style-name="T3"> Transport Simulation dargestellt. Es werden die Ziele für den Sprint aufgelistet, der Sprint Backlog vorgestellt und die darin enthaltenen Aufgaben, soweit möglich, nach den Vorgaben der Auftraggeber priorisiert. </text:span></text:p>
      <text:p text:style-name="P2"/>
      <text:h text:style-name="P80" text:outline-level="2">Ziele</text:h>
      <text:p text:style-name="P12">Der erste Sprint des Projektes kann als Sonderfall angesehen werden. Hier muss nicht auf die Ereignisse in den letzten Sprints eingegangen werden, sondern stattdessen die Richtung für das gesamte Projekt vorgegeben werden. Ziel ist es also, Rücksprache über die Anforderungen mit den Auftraggebern zu halten, um sich anschließend in die vorhandene Dokumentation der FDZ einzuarbeiten, damit abschließend ein Lastenheft entworfen werden kann, das in seinem Umfang den Forderungen der Auftraggeber entspricht.</text:p>
      <text:p text:style-name="P12"/>
      <text:h text:style-name="P81" text:outline-level="2">Backlog</text:h>
      <text:p text:style-name="P14">Das große Ziel dieses Sprints ist die Einarbeitung in das Projekt und die Sammlung der Anforderungen, um in Sprint 2 ein umfangreiches Backlog erstellen zu können, welches vom Auftraggeber priorisiert werden kann.</text:p>
      <table:table table:name="Tabelle1" table:style-name="Tabelle1">
        <table:table-column table:style-name="Tabelle1.A"/>
        <table:table-column table:style-name="Tabelle1.B"/>
        <table:table-column table:style-name="Tabelle1.C"/>
        <table:table-row>
          <table:table-cell table:style-name="Tabelle1.A1" office:value-type="string">
            <text:p text:style-name="P36">Nr.</text:p>
          </table:table-cell>
          <table:table-cell table:style-name="Tabelle1.A1" office:value-type="string">
            <text:p text:style-name="P35">Beschreibung</text:p>
          </table:table-cell>
          <table:table-cell table:style-name="Tabelle1.C1" office:value-type="string">
            <text:p text:style-name="P35">Priorität</text:p>
          </table:table-cell>
        </table:table-row>
        <table:table-row>
          <table:table-cell table:style-name="Tabelle1.A7" office:value-type="string">
            <text:p text:style-name="P29">1</text:p>
          </table:table-cell>
          <table:table-cell table:style-name="Tabelle1.B7" office:value-type="string">
            <text:p text:style-name="P29">Sammeln von Fragen für das Interview mit Auftraggebern</text:p>
          </table:table-cell>
          <table:table-cell table:style-name="Tabelle1.C2" office:value-type="string">
            <text:p text:style-name="P29">Hoch</text:p>
          </table:table-cell>
        </table:table-row>
        <table:table-row>
          <table:table-cell table:style-name="Tabelle1.A7" office:value-type="string">
            <text:p text:style-name="P29">2</text:p>
          </table:table-cell>
          <table:table-cell table:style-name="Tabelle1.B7" office:value-type="string">
            <text:p text:style-name="P29">Treffen mit Auftraggebern</text:p>
          </table:table-cell>
          <table:table-cell table:style-name="Tabelle1.C2" office:value-type="string">
            <text:p text:style-name="P29">Hoch</text:p>
          </table:table-cell>
        </table:table-row>
        <table:table-row>
          <table:table-cell table:style-name="Tabelle1.A7" office:value-type="string">
            <text:p text:style-name="P29">3</text:p>
          </table:table-cell>
          <table:table-cell table:style-name="Tabelle1.B7" office:value-type="string">
            <text:p text:style-name="P29">Sammeln der Anforderungen in einem vorläufigen Dokument</text:p>
          </table:table-cell>
          <table:table-cell table:style-name="Tabelle1.C4" office:value-type="string">
            <text:p text:style-name="P29">Mittel</text:p>
          </table:table-cell>
        </table:table-row>
        <table:table-row>
          <table:table-cell table:style-name="Tabelle1.A7" office:value-type="string">
            <text:p text:style-name="P29">4</text:p>
          </table:table-cell>
          <table:table-cell table:style-name="Tabelle1.B7" office:value-type="string">
            <text:p text:style-name="P29">Einarbeitung in die vorhandene Dokumentation der FDZ</text:p>
          </table:table-cell>
          <table:table-cell table:style-name="Tabelle1.C4" office:value-type="string">
            <text:p text:style-name="P73">Mittel</text:p>
          </table:table-cell>
        </table:table-row>
        <table:table-row>
          <table:table-cell table:style-name="Tabelle1.A7" office:value-type="string">
            <text:p text:style-name="P29">5</text:p>
          </table:table-cell>
          <table:table-cell table:style-name="Tabelle1.B7" office:value-type="string">
            <text:p text:style-name="P29">Erstellen von Wireframes als Anhaltspunkt für die grafische Oberfläche</text:p>
          </table:table-cell>
          <table:table-cell table:style-name="Tabelle1.C6" office:value-type="string">
            <text:p text:style-name="P73">Niedrig</text:p>
          </table:table-cell>
        </table:table-row>
        <table:table-row>
          <table:table-cell table:style-name="Tabelle1.A7" office:value-type="string">
            <text:p text:style-name="P29">6</text:p>
          </table:table-cell>
          <table:table-cell table:style-name="Tabelle1.B7" office:value-type="string">
            <text:p text:style-name="P29">Entwurf des Lastenhefts</text:p>
          </table:table-cell>
          <table:table-cell table:style-name="Tabelle1.C4" office:value-type="string">
            <text:p text:style-name="P29">Mittel</text:p>
          </table:table-cell>
        </table:table-row>
      </table:table>
      <text:p text:style-name="P13"/>
      <text:h text:style-name="P81" text:outline-level="2">Allgemeine Anmerkungen</text:h>
      <text:p text:style-name="P14">Das Team hatte zu Anfang des Sprints die Entscheidung getroffen, das Vorgehensmodell Scrum zu wählen. Diese Entscheidung beruht vor Allem auch auf der Rücksprache mit den Auftraggebern, welche dem Team die Möglichkeit eingeräumt haben, sich wöchentlich mit einem Vertreter und Zuständigen der FDZ zu treffen, um mögliche Probleme zu besprechen und Anforderungen zu spezifizieren, bevor die jeweilige Implementierung der Problempunkte beginnt.</text:p>
      <text:h text:style-name="P76" text:outline-level="1">Review Sprint 1</text:h>
      <text:p text:style-name="P15">Im Folgenden wird der erste Sprint rückblickend analysiert und bewertet. Die Bewertungsgrundlage bilden hier die erledigten Aufgaben im Vergleich zu den vorhandenen, sowie die Zufriedenheit des Auftraggebers mit den fertigen Aufgaben aus dem Backlog</text:p>
      <text:h text:style-name="P84" text:outline-level="2">Aufgaben</text:h>
      <text:p text:style-name="P15">In der Tabelle wird das komplette Backlog aus Sprint 1 gezeigt. Zusätzlich wird darin gekennzeichnet, welche Aufgaben erledigt wurden und mit welcher Zufriedenheit der Auftraggeber sie bewertet hat.</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42">Nr.</text:p>
          </table:table-cell>
          <table:table-cell table:style-name="Tabelle2.A1" office:value-type="string">
            <text:p text:style-name="P41">Beschreibung</text:p>
          </table:table-cell>
          <table:table-cell table:style-name="Tabelle2.A1" office:value-type="string">
            <text:p text:style-name="P41">Priorität</text:p>
          </table:table-cell>
          <table:table-cell table:style-name="Tabelle2.A1" office:value-type="string">
            <text:p text:style-name="P46">Fertig am</text:p>
          </table:table-cell>
          <table:table-cell table:style-name="Tabelle2.E1" office:value-type="string">
            <text:p text:style-name="P46">Anmerkungen des Auftraggebers</text:p>
          </table:table-cell>
        </table:table-row>
        <table:table-row>
          <table:table-cell table:style-name="Tabelle2.A6" office:value-type="string">
            <text:p text:style-name="P30">1</text:p>
          </table:table-cell>
          <table:table-cell table:style-name="Tabelle2.B2" office:value-type="string">
            <text:p text:style-name="P33">Sammeln von Fragen für das Interview mit Auftraggebern</text:p>
          </table:table-cell>
          <table:table-cell table:style-name="Tabelle2.C2" office:value-type="string">
            <text:p text:style-name="P30">Hoch</text:p>
          </table:table-cell>
          <table:table-cell table:style-name="Tabelle2.D2" office:value-type="string">
            <text:p text:style-name="P61">2<text:span text:style-name="T5">6</text:span>.03</text:p>
          </table:table-cell>
          <table:table-cell table:style-name="Tabelle2.E2" office:value-type="string">
            <text:p text:style-name="P34">-</text:p>
          </table:table-cell>
        </table:table-row>
        <table:table-row>
          <table:table-cell table:style-name="Tabelle2.A6" office:value-type="string">
            <text:p text:style-name="P30">2</text:p>
          </table:table-cell>
          <table:table-cell table:style-name="Tabelle2.B3" office:value-type="string">
            <text:p text:style-name="P33">Treffen mit Auftraggebern</text:p>
          </table:table-cell>
          <table:table-cell table:style-name="Tabelle2.C2" office:value-type="string">
            <text:p text:style-name="P30">Hoch</text:p>
          </table:table-cell>
          <table:table-cell table:style-name="Tabelle2.D3" office:value-type="string">
            <text:p text:style-name="P61">2<text:span text:style-name="T5">7</text:span>.03</text:p>
          </table:table-cell>
          <table:table-cell table:style-name="Tabelle2.E3" office:value-type="string">
            <text:p text:style-name="P67">Befürwortung des Vorgehensmodells Scrum</text:p>
          </table:table-cell>
        </table:table-row>
        <table:table-row>
          <table:table-cell table:style-name="Tabelle2.A6" office:value-type="string">
            <text:p text:style-name="P30">3</text:p>
          </table:table-cell>
          <table:table-cell table:style-name="Tabelle2.B4" office:value-type="string">
            <text:p text:style-name="P33">Sammeln der Anforderungen in einem vorläufigen Dokument</text:p>
          </table:table-cell>
          <table:table-cell table:style-name="Tabelle2.C4" office:value-type="string">
            <text:p text:style-name="P30">Mittel</text:p>
          </table:table-cell>
          <table:table-cell table:style-name="Tabelle2.D4" office:value-type="string">
            <text:p text:style-name="P61">2<text:span text:style-name="T5">8</text:span>.03</text:p>
          </table:table-cell>
          <table:table-cell table:style-name="Tabelle2.E4" office:value-type="string">
            <text:p text:style-name="P34">-</text:p>
          </table:table-cell>
        </table:table-row>
        <table:table-row>
          <table:table-cell table:style-name="Tabelle2.A6" office:value-type="string">
            <text:p text:style-name="P30">4</text:p>
          </table:table-cell>
          <table:table-cell table:style-name="Tabelle2.B5" office:value-type="string">
            <text:p text:style-name="P33">Einarbeitung in die vorhandene Dokumentation der FDZ</text:p>
          </table:table-cell>
          <table:table-cell table:style-name="Tabelle2.C4" office:value-type="string">
            <text:p text:style-name="P73">Mittel</text:p>
          </table:table-cell>
          <table:table-cell table:style-name="Tabelle2.D5" office:value-type="string">
            <text:p text:style-name="P73">30.03</text:p>
          </table:table-cell>
          <table:table-cell table:style-name="Tabelle2.E5" office:value-type="string">
            <text:p text:style-name="P34">-</text:p>
          </table:table-cell>
        </table:table-row>
        <table:table-row>
          <table:table-cell table:style-name="Tabelle2.A6" office:value-type="string">
            <text:p text:style-name="P30">5</text:p>
          </table:table-cell>
          <table:table-cell table:style-name="Tabelle2.B6" office:value-type="string">
            <text:p text:style-name="P33">Erstellen von Wireframes als Anhaltspunkt für die grafische Oberfläche</text:p>
          </table:table-cell>
          <table:table-cell table:style-name="Tabelle2.C6" office:value-type="string">
            <text:p text:style-name="P73">Niedrig</text:p>
          </table:table-cell>
          <table:table-cell table:style-name="Tabelle2.D6" office:value-type="string">
            <text:p text:style-name="P64">11.0<text:span text:style-name="T12">4</text:span></text:p>
          </table:table-cell>
          <table:table-cell table:style-name="Tabelle2.E6" office:value-type="string">
            <text:p text:style-name="P67">Visualisierung der Transportbänder anschaulich halten, keine UML-ähnlichen Ansichten auf die Fabrik</text:p>
          </table:table-cell>
        </table:table-row>
        <table:table-row>
          <table:table-cell table:style-name="Tabelle2.A7" office:value-type="string">
            <text:p text:style-name="P30">6</text:p>
          </table:table-cell>
          <table:table-cell table:style-name="Tabelle2.B7" office:value-type="string">
            <text:p text:style-name="P33">Entwurf des Lastenhefts</text:p>
          </table:table-cell>
          <table:table-cell table:style-name="Tabelle2.C4" office:value-type="string">
            <text:p text:style-name="P30">Mittel</text:p>
          </table:table-cell>
          <table:table-cell table:style-name="Tabelle2.D7" office:value-type="string">
            <text:p text:style-name="P64">11.0<text:span text:style-name="T12">4</text:span></text:p>
          </table:table-cell>
          <table:table-cell table:style-name="Tabelle2.E7" office:value-type="string">
            <text:p text:style-name="P67">Alle Anforderungen aufgenommen, Genaueres wird bei Bearbeitung besprochen</text:p>
          </table:table-cell>
        </table:table-row>
        <table:table-row table:style-name="Tabelle2.8">
          <table:table-cell table:style-name="Tabelle2.A8" table:number-columns-spanned="5" office:value-type="string">
            <text:p text:style-name="P68">Erledigt</text:p>
          </table:table-cell>
          <table:covered-table-cell/>
          <table:covered-table-cell/>
          <table:covered-table-cell/>
          <table:covered-table-cell/>
        </table:table-row>
        <table:table-row>
          <table:table-cell table:style-name="Tabelle2.A9" table:number-columns-spanned="5" office:value-type="string">
            <text:p text:style-name="P68">Nicht erledigt</text:p>
          </table:table-cell>
          <table:covered-table-cell/>
          <table:covered-table-cell/>
          <table:covered-table-cell/>
          <table:covered-table-cell/>
        </table:table-row>
      </table:table>
      <text:p text:style-name="P4"/>
      <text:p text:style-name="P7">Es wurden alle Aufgaben im Backlog erfüllt. Dieser Fall wird ein Ausnahmefall sein, denn im der Regel werden alle absehbaren Aufgaben im Backlog gesammelt, unabhängig davon, ob <text:span text:style-name="T4">sie im nächsten Sprint machbar sind oder nicht.</text:span></text:p>
      <text:p text:style-name="P7"/>
      <text:h text:style-name="P87" text:outline-level="2">Rückblick</text:h>
      <text:p text:style-name="P24">Der erste Sprint war der Zeitraum, in dem es darum ging, sich im Team einzuarbeiten, den Auftraggeber und das Projekt kennenzulernen und die Anforderungen zu sammeln, die das Team im laufe des Projektes erfüllen muss. Im Allgemeinen ist dies gut gelungen, es ist ein <text:span text:style-name="T6">hervorragendes</text:span> Verständnis für die Funktionsweise der Fabrik bei den Entwicklern aufgetreten und die <text:soft-page-break/>Kommunikation mit den Auftraggebern, besonders mit dem wissenschaftlichen Mitarbeiter Alexander Schmid, ist sehr hilfreich.</text:p>
      <text:p text:style-name="P18">Das Team ist zuversichtlich, das Projekt im vorgesehenen Zeitraum so zu beenden, dass alle Teilhaber zufrieden sind. </text:p>
      <text:h text:style-name="P76" text:outline-level="1">Sprint 2 (12.04 – 19-04)</text:h>
      <text:p text:style-name="P15">Auf den folg<text:span text:style-name="T6">enden Seiten wird das Vorgehen für Sprint 2 erläutert. Dieser wird der erste Sprint sein, in dem fertiger Programm-Code geschrieben wird. Deshalb wurden vor dem abschließenden Gespräch mit Alexander Schmid mögliche Aufgaben gesammelt, die in Sprint 2 erledigt werden könnten. Diese Aufgaben wurden dann priorisiert.</text:span></text:p>
      <text:h text:style-name="P90" text:outline-level="2">Ziele</text:h>
      <text:p text:style-name="P22">Das Ziel für Sprint 2 ist es, die Hauptaufgaben des Programms zu analysieren und dementsprechende Analysen wie User-Stories und UML-Diagramme zu entwerfen.</text:p>
      <text:h text:style-name="P82" text:outline-level="2">Backlog</text:h>
      <text:p text:style-name="P18">Der Backlog in Sprint 2 wird einige Aufgaben enthalten, die im Allgemeinen erledigt werden müssen, allerdings nicht zwingend zu den Zielen des Sprints passen. Die Aufgaben wurden erstmals vom Auftraggeber priorisiert. In Sprint 1 erledigte Aufgaben werden hier nicht wieder aufgeführt.</text:p>
      <table:table table:name="Tabelle3" table:style-name="Tabelle3">
        <table:table-column table:style-name="Tabelle3.A"/>
        <table:table-column table:style-name="Tabelle3.B"/>
        <table:table-column table:style-name="Tabelle3.C"/>
        <table:table-row>
          <table:table-cell table:style-name="Tabelle3.A1" office:value-type="string">
            <text:p text:style-name="P38">Nr.</text:p>
          </table:table-cell>
          <table:table-cell table:style-name="Tabelle3.A1" office:value-type="string">
            <text:p text:style-name="P37">Beschreibung</text:p>
          </table:table-cell>
          <table:table-cell table:style-name="Tabelle3.C1" office:value-type="string">
            <text:p text:style-name="P37">Priorität</text:p>
          </table:table-cell>
        </table:table-row>
        <table:table-row>
          <table:table-cell table:style-name="Tabelle3.A13" office:value-type="string">
            <text:p text:style-name="P49">1</text:p>
          </table:table-cell>
          <table:table-cell table:style-name="Tabelle3.B13" office:value-type="string">
            <text:p text:style-name="P49">US Systemstart</text:p>
          </table:table-cell>
          <table:table-cell table:style-name="Tabelle3.C2" office:value-type="string">
            <text:p text:style-name="P49">Hoch</text:p>
          </table:table-cell>
        </table:table-row>
        <table:table-row>
          <table:table-cell table:style-name="Tabelle3.A13" office:value-type="string">
            <text:p text:style-name="P49">2</text:p>
          </table:table-cell>
          <table:table-cell table:style-name="Tabelle3.B13" office:value-type="string">
            <text:p text:style-name="P49">US Anforderung leerer Schlitten</text:p>
          </table:table-cell>
          <table:table-cell table:style-name="Tabelle3.C2" office:value-type="string">
            <text:p text:style-name="P49">Hoch</text:p>
          </table:table-cell>
        </table:table-row>
        <table:table-row>
          <table:table-cell table:style-name="Tabelle3.A13" office:value-type="string">
            <text:p text:style-name="P49">3</text:p>
          </table:table-cell>
          <table:table-cell table:style-name="Tabelle3.B13" office:value-type="string">
            <text:p text:style-name="P49">US Neupositionierung eines Schlittens</text:p>
          </table:table-cell>
          <table:table-cell table:style-name="Tabelle3.C2" office:value-type="string">
            <text:p text:style-name="P49">Hoch</text:p>
          </table:table-cell>
        </table:table-row>
        <table:table-row>
          <table:table-cell table:style-name="Tabelle3.A13" office:value-type="string">
            <text:p text:style-name="P49">4</text:p>
          </table:table-cell>
          <table:table-cell table:style-name="Tabelle3.B13" office:value-type="string">
            <text:p text:style-name="P49">US Freigabe eines Schlittens/Palette</text:p>
          </table:table-cell>
          <table:table-cell table:style-name="Tabelle3.C2" office:value-type="string">
            <text:p text:style-name="P49">Hoch</text:p>
          </table:table-cell>
        </table:table-row>
        <table:table-row>
          <table:table-cell table:style-name="Tabelle3.A13" office:value-type="string">
            <text:p text:style-name="P49">5</text:p>
          </table:table-cell>
          <table:table-cell table:style-name="Tabelle3.B13" office:value-type="string">
            <text:p text:style-name="P49">Basisarchitektur</text:p>
          </table:table-cell>
          <table:table-cell table:style-name="Tabelle3.C6" office:value-type="string">
            <text:p text:style-name="P49">Mittel</text:p>
          </table:table-cell>
        </table:table-row>
        <table:table-row>
          <table:table-cell table:style-name="Tabelle3.A7" office:value-type="string">
            <text:p text:style-name="P49">6</text:p>
          </table:table-cell>
          <table:table-cell table:style-name="Tabelle3.B7" office:value-type="string">
            <text:p text:style-name="P49">Sequenzdiagramm Abarbeitung empfangener Nachricht</text:p>
          </table:table-cell>
          <table:table-cell table:style-name="Tabelle3.C6" office:value-type="string">
            <text:p text:style-name="P49">Mittel</text:p>
          </table:table-cell>
        </table:table-row>
        <table:table-row>
          <table:table-cell table:style-name="Tabelle3.A13" office:value-type="string">
            <text:p text:style-name="P52">7</text:p>
          </table:table-cell>
          <table:table-cell table:style-name="Tabelle3.B13" office:value-type="string">
            <text:p text:style-name="P49">Implementierung der Klassen</text:p>
          </table:table-cell>
          <table:table-cell table:style-name="Tabelle3.C8" office:value-type="string">
            <text:p text:style-name="P49">Niedrig</text:p>
          </table:table-cell>
        </table:table-row>
        <table:table-row>
          <table:table-cell table:style-name="Tabelle3.A13" office:value-type="string">
            <text:p text:style-name="P52">8</text:p>
          </table:table-cell>
          <table:table-cell table:style-name="Tabelle3.B13" office:value-type="string">
            <text:p text:style-name="P49">Parsen der Nachricht</text:p>
          </table:table-cell>
          <table:table-cell table:style-name="Tabelle3.C8" office:value-type="string">
            <text:p text:style-name="P49">Niedrig</text:p>
          </table:table-cell>
        </table:table-row>
        <table:table-row>
          <table:table-cell table:style-name="Tabelle3.A13" office:value-type="string">
            <text:p text:style-name="P52">9</text:p>
          </table:table-cell>
          <table:table-cell table:style-name="Tabelle3.B13" office:value-type="string">
            <text:p text:style-name="P49">Validierung der Werte</text:p>
          </table:table-cell>
          <table:table-cell table:style-name="Tabelle3.C8" office:value-type="string">
            <text:p text:style-name="P49">Niedrig</text:p>
          </table:table-cell>
        </table:table-row>
        <table:table-row>
          <table:table-cell table:style-name="Tabelle3.A13" office:value-type="string">
            <text:p text:style-name="P52">10</text:p>
          </table:table-cell>
          <table:table-cell table:style-name="Tabelle3.B13" office:value-type="string">
            <text:p text:style-name="P49">Implementierung RequestEmptyCarriage</text:p>
          </table:table-cell>
          <table:table-cell table:style-name="Tabelle3.C8" office:value-type="string">
            <text:p text:style-name="P49">Niedrig</text:p>
          </table:table-cell>
        </table:table-row>
        <table:table-row>
          <table:table-cell table:style-name="Tabelle3.A13" office:value-type="string">
            <text:p text:style-name="P52">11</text:p>
          </table:table-cell>
          <table:table-cell table:style-name="Tabelle3.B13" office:value-type="string">
            <text:p text:style-name="P49">Implementierung ReleaseCarriage</text:p>
          </table:table-cell>
          <table:table-cell table:style-name="Tabelle3.C8" office:value-type="string">
            <text:p text:style-name="P49">Niedrig</text:p>
          </table:table-cell>
        </table:table-row>
        <table:table-row>
          <table:table-cell table:style-name="Tabelle3.A13" office:value-type="string">
            <text:p text:style-name="P52">12</text:p>
          </table:table-cell>
          <table:table-cell table:style-name="Tabelle3.B13" office:value-type="string">
            <text:p text:style-name="P49">Implementierung RepositionCarriage</text:p>
          </table:table-cell>
          <table:table-cell table:style-name="Tabelle3.C8" office:value-type="string">
            <text:p text:style-name="P49">Niedrig</text:p>
          </table:table-cell>
        </table:table-row>
        <table:table-row>
          <table:table-cell table:style-name="Tabelle3.A14" office:value-type="string">
            <text:p text:style-name="P52">13</text:p>
          </table:table-cell>
          <table:table-cell table:style-name="Tabelle3.B14" office:value-type="string">
            <text:p text:style-name="P49">Implementierung ShutdownTransport</text:p>
          </table:table-cell>
          <table:table-cell table:style-name="Tabelle3.C8" office:value-type="string">
            <text:p text:style-name="P49">Niedrig</text:p>
          </table:table-cell>
        </table:table-row>
      </table:table>
      <text:p text:style-name="P18"/>
      <text:h text:style-name="P92" text:outline-level="2">Allgemeine Anmerkungen</text:h>
      <text:p text:style-name="P25">Nach Abschluss von Sprint 2 soll die Analyse zu großen Teilen abgeschlossen sein. Die restlichen offenen Analysen sollen dann vor der Implementierung der einzelnen Aufgaben entstehen. Demnach soll es nach Sprint 2 möglich sein, die Grundstruktur des Programms ohne weiteres zu implementieren.</text:p>
      <text:h text:style-name="P77" text:outline-level="1">Review Sprint <text:span text:style-name="T8">2</text:span></text:h>
      <text:p text:style-name="P16"/>
      <text:h text:style-name="P85" text:outline-level="2">Aufgaben</text:h>
      <text:p text:style-name="P16"/>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4">Nr.</text:p>
          </table:table-cell>
          <table:table-cell table:style-name="Tabelle4.A1" office:value-type="string">
            <text:p text:style-name="P43">Beschreibung</text:p>
          </table:table-cell>
          <table:table-cell table:style-name="Tabelle4.A1" office:value-type="string">
            <text:p text:style-name="P43">Priorität</text:p>
          </table:table-cell>
          <table:table-cell table:style-name="Tabelle4.A1" office:value-type="string">
            <text:p text:style-name="P47">Fertig am</text:p>
          </table:table-cell>
          <table:table-cell table:style-name="Tabelle4.E1" office:value-type="string">
            <text:p text:style-name="P47">Anmerkungen des Auftraggebers</text:p>
          </table:table-cell>
        </table:table-row>
        <table:table-row>
          <table:table-cell table:style-name="Tabelle4.A15" office:value-type="string">
            <text:p text:style-name="P49">1</text:p>
          </table:table-cell>
          <table:table-cell table:style-name="Tabelle4.B2" office:value-type="string">
            <text:p text:style-name="P49">US Systemstart</text:p>
          </table:table-cell>
          <table:table-cell table:style-name="Tabelle4.C2" office:value-type="string">
            <text:p text:style-name="P49">Hoch</text:p>
          </table:table-cell>
          <table:table-cell table:style-name="Tabelle4.D2" office:value-type="string">
            <text:p text:style-name="P62"/>
          </table:table-cell>
          <table:table-cell table:style-name="Tabelle4.E2" office:value-type="string">
            <text:p text:style-name="P31">-</text:p>
          </table:table-cell>
        </table:table-row>
        <table:table-row>
          <table:table-cell table:style-name="Tabelle4.A15" office:value-type="string">
            <text:p text:style-name="P49">2</text:p>
          </table:table-cell>
          <table:table-cell table:style-name="Tabelle4.B6" office:value-type="string">
            <text:p text:style-name="P49">US Anforderung leerer Schlitten</text:p>
          </table:table-cell>
          <table:table-cell table:style-name="Tabelle4.C2" office:value-type="string">
            <text:p text:style-name="P49">Hoch</text:p>
          </table:table-cell>
          <table:table-cell table:style-name="Tabelle4.D6" office:value-type="string">
            <text:p text:style-name="P62"/>
          </table:table-cell>
          <table:table-cell table:style-name="Tabelle4.E6" office:value-type="string">
            <text:p text:style-name="P65">-</text:p>
          </table:table-cell>
        </table:table-row>
        <table:table-row>
          <table:table-cell table:style-name="Tabelle4.A15" office:value-type="string">
            <text:p text:style-name="P49">3</text:p>
          </table:table-cell>
          <table:table-cell table:style-name="Tabelle4.B6" office:value-type="string">
            <text:p text:style-name="P49">US Neupositionierung eines Schlittens</text:p>
          </table:table-cell>
          <table:table-cell table:style-name="Tabelle4.C2" office:value-type="string">
            <text:p text:style-name="P49">Hoch</text:p>
          </table:table-cell>
          <table:table-cell table:style-name="Tabelle4.D6" office:value-type="string">
            <text:p text:style-name="P62"/>
          </table:table-cell>
          <table:table-cell table:style-name="Tabelle4.E6" office:value-type="string">
            <text:p text:style-name="P65">-</text:p>
          </table:table-cell>
        </table:table-row>
        <table:table-row>
          <table:table-cell table:style-name="Tabelle4.A15" office:value-type="string">
            <text:p text:style-name="P49">4</text:p>
          </table:table-cell>
          <table:table-cell table:style-name="Tabelle4.B6" office:value-type="string">
            <text:p text:style-name="P49">US Freigabe eines Schlittens/Palette</text:p>
          </table:table-cell>
          <table:table-cell table:style-name="Tabelle4.C2" office:value-type="string">
            <text:p text:style-name="P49">Hoch</text:p>
          </table:table-cell>
          <table:table-cell table:style-name="Tabelle4.D6" office:value-type="string">
            <text:p text:style-name="P62"/>
          </table:table-cell>
          <table:table-cell table:style-name="Tabelle4.E6" office:value-type="string">
            <text:p text:style-name="P65">-</text:p>
          </table:table-cell>
        </table:table-row>
        <table:table-row>
          <table:table-cell table:style-name="Tabelle4.A15" office:value-type="string">
            <text:p text:style-name="P49">5</text:p>
          </table:table-cell>
          <table:table-cell table:style-name="Tabelle4.B6" office:value-type="string">
            <text:p text:style-name="P49">Basisarchitektur</text:p>
          </table:table-cell>
          <table:table-cell table:style-name="Tabelle4.C6" office:value-type="string">
            <text:p text:style-name="P49">Mittel</text:p>
          </table:table-cell>
          <table:table-cell table:style-name="Tabelle4.D6" office:value-type="string">
            <text:p text:style-name="P62"/>
          </table:table-cell>
          <table:table-cell table:style-name="Tabelle4.E6" office:value-type="string">
            <text:p text:style-name="P71">-</text:p>
          </table:table-cell>
        </table:table-row>
        <table:table-row>
          <table:table-cell table:style-name="Tabelle4.A7" office:value-type="string">
            <text:p text:style-name="P49">6</text:p>
          </table:table-cell>
          <table:table-cell table:style-name="Tabelle4.B7" office:value-type="string">
            <text:p text:style-name="P49">Sequenzdiagramm Abarbeitung empfangener Nachricht</text:p>
          </table:table-cell>
          <table:table-cell table:style-name="Tabelle4.C6" office:value-type="string">
            <text:p text:style-name="P49">Mittel</text:p>
          </table:table-cell>
          <table:table-cell table:style-name="Tabelle4.D7" office:value-type="string">
            <text:p text:style-name="P62"/>
          </table:table-cell>
          <table:table-cell table:style-name="Tabelle4.E7" office:value-type="string">
            <text:p text:style-name="P71">Die Idee der Abarbeitung ist gut, jedoch wird der korrekte Ablauf der Kommandos nicht garantiert, wenn ein Kommando pro Thread ausgeführt wird. Deshalb Speicherung der Kommandos in einer Queue.</text:p>
          </table:table-cell>
        </table:table-row>
        <table:table-row table:style-name="Tabelle4.8">
          <table:table-cell table:style-name="Tabelle4.A8" table:number-columns-spanned="5" office:value-type="string">
            <text:p text:style-name="P69">Erledigt</text:p>
          </table:table-cell>
          <table:covered-table-cell/>
          <table:covered-table-cell/>
          <table:covered-table-cell/>
          <table:covered-table-cell/>
        </table:table-row>
        <table:table-row table:style-name="Tabelle4.8">
          <table:table-cell table:style-name="Tabelle4.A9" table:number-columns-spanned="5" office:value-type="string">
            <text:p text:style-name="P69">Nicht erledigt</text:p>
          </table:table-cell>
          <table:covered-table-cell/>
          <table:covered-table-cell/>
          <table:covered-table-cell/>
          <table:covered-table-cell/>
        </table:table-row>
        <table:table-row>
          <table:table-cell table:style-name="Tabelle4.A15" office:value-type="string">
            <text:p text:style-name="P52">7</text:p>
          </table:table-cell>
          <table:table-cell table:style-name="Tabelle4.B15" office:value-type="string">
            <text:p text:style-name="P49">Implementierung der Klassen</text:p>
          </table:table-cell>
          <table:table-cell table:style-name="Tabelle4.C15" office:value-type="string">
            <text:p text:style-name="P49">Niedrig</text:p>
          </table:table-cell>
          <table:table-cell table:style-name="Tabelle4.D15" office:value-type="string">
            <text:p text:style-name="P65">-</text:p>
          </table:table-cell>
          <table:table-cell table:style-name="Tabelle4.E15" office:value-type="string">
            <text:p text:style-name="P65">-</text:p>
          </table:table-cell>
        </table:table-row>
        <table:table-row>
          <table:table-cell table:style-name="Tabelle4.A15" office:value-type="string">
            <text:p text:style-name="P52">8</text:p>
          </table:table-cell>
          <table:table-cell table:style-name="Tabelle4.B15" office:value-type="string">
            <text:p text:style-name="P49">Parsen der Nachricht</text:p>
          </table:table-cell>
          <table:table-cell table:style-name="Tabelle4.C15" office:value-type="string">
            <text:p text:style-name="P49">Niedrig</text:p>
          </table:table-cell>
          <table:table-cell table:style-name="Tabelle4.D15" office:value-type="string">
            <text:p text:style-name="P65">-</text:p>
          </table:table-cell>
          <table:table-cell table:style-name="Tabelle4.E15" office:value-type="string">
            <text:p text:style-name="P65">-</text:p>
          </table:table-cell>
        </table:table-row>
        <table:table-row>
          <table:table-cell table:style-name="Tabelle4.A15" office:value-type="string">
            <text:p text:style-name="P52">9</text:p>
          </table:table-cell>
          <table:table-cell table:style-name="Tabelle4.B15" office:value-type="string">
            <text:p text:style-name="P49">Validierung der Werte</text:p>
          </table:table-cell>
          <table:table-cell table:style-name="Tabelle4.C15" office:value-type="string">
            <text:p text:style-name="P49">Niedrig</text:p>
          </table:table-cell>
          <table:table-cell table:style-name="Tabelle4.D15" office:value-type="string">
            <text:p text:style-name="P65">-</text:p>
          </table:table-cell>
          <table:table-cell table:style-name="Tabelle4.E15" office:value-type="string">
            <text:p text:style-name="P65">-</text:p>
          </table:table-cell>
        </table:table-row>
        <table:table-row>
          <table:table-cell table:style-name="Tabelle4.A15" office:value-type="string">
            <text:p text:style-name="P52">10</text:p>
          </table:table-cell>
          <table:table-cell table:style-name="Tabelle4.B15" office:value-type="string">
            <text:p text:style-name="P49">Implementierung RequestEmptyCarriage</text:p>
          </table:table-cell>
          <table:table-cell table:style-name="Tabelle4.C15" office:value-type="string">
            <text:p text:style-name="P49">Niedrig</text:p>
          </table:table-cell>
          <table:table-cell table:style-name="Tabelle4.D15" office:value-type="string">
            <text:p text:style-name="P65">-</text:p>
          </table:table-cell>
          <table:table-cell table:style-name="Tabelle4.E15" office:value-type="string">
            <text:p text:style-name="P65">-</text:p>
          </table:table-cell>
        </table:table-row>
        <table:table-row>
          <table:table-cell table:style-name="Tabelle4.A15" office:value-type="string">
            <text:p text:style-name="P52">11</text:p>
          </table:table-cell>
          <table:table-cell table:style-name="Tabelle4.B15" office:value-type="string">
            <text:p text:style-name="P49">Implementierung ReleaseCarriage</text:p>
          </table:table-cell>
          <table:table-cell table:style-name="Tabelle4.C15" office:value-type="string">
            <text:p text:style-name="P49">Niedrig</text:p>
          </table:table-cell>
          <table:table-cell table:style-name="Tabelle4.D15" office:value-type="string">
            <text:p text:style-name="P65">-</text:p>
          </table:table-cell>
          <table:table-cell table:style-name="Tabelle4.E15" office:value-type="string">
            <text:p text:style-name="P65">-</text:p>
          </table:table-cell>
        </table:table-row>
        <table:table-row>
          <table:table-cell table:style-name="Tabelle4.A15" office:value-type="string">
            <text:p text:style-name="P52">12</text:p>
          </table:table-cell>
          <table:table-cell table:style-name="Tabelle4.B15" office:value-type="string">
            <text:p text:style-name="P49">Implementierung RepositionCarriage</text:p>
          </table:table-cell>
          <table:table-cell table:style-name="Tabelle4.C15" office:value-type="string">
            <text:p text:style-name="P49">Niedrig</text:p>
          </table:table-cell>
          <table:table-cell table:style-name="Tabelle4.D15" office:value-type="string">
            <text:p text:style-name="P65">-</text:p>
          </table:table-cell>
          <table:table-cell table:style-name="Tabelle4.E15" office:value-type="string">
            <text:p text:style-name="P65">-</text:p>
          </table:table-cell>
        </table:table-row>
        <table:table-row>
          <table:table-cell table:style-name="Tabelle4.A16" office:value-type="string">
            <text:p text:style-name="P52">13</text:p>
          </table:table-cell>
          <table:table-cell table:style-name="Tabelle4.B16" office:value-type="string">
            <text:p text:style-name="P49">Implementierung ShutdownTransport</text:p>
          </table:table-cell>
          <table:table-cell table:style-name="Tabelle4.C16" office:value-type="string">
            <text:p text:style-name="P49">Niedrig</text:p>
          </table:table-cell>
          <table:table-cell table:style-name="Tabelle4.D16" office:value-type="string">
            <text:p text:style-name="P65">-</text:p>
          </table:table-cell>
          <table:table-cell table:style-name="Tabelle4.E16" office:value-type="string">
            <text:p text:style-name="P65">-</text:p>
          </table:table-cell>
        </table:table-row>
      </table:table>
      <text:p text:style-name="P5"/>
      <text:p text:style-name="P10">Wie bereits im ersten Sprint angemerkt konnten nicht alle Aufgaben erfüllt werden. Jedoch ist es dem Team gelungen alle hoch priorisierten Aufgaben zu erledigen.</text:p>
      <text:p text:style-name="P8"/>
      <text:h text:style-name="P88" text:outline-level="2"><text:soft-page-break/>Rückblick</text:h>
      <text:p text:style-name="P26">Der zweite Sprint war der bis jetzt produktivste, es wurden weiterführende Analysen betrieben, die es ermöglichen, einen Großteil der Anforderungen ab dem 3. Sprint zu implementieren. Eine Übersicht der Aufgaben ist im folgenden Diagramm zu sehen.</text:p>
      <text:p text:style-name="P21"><draw:frame draw:style-name="fr1" draw:name="Objekt1" text:anchor-type="paragraph" svg:x="0.422cm" svg:y="0.307cm" svg:width="16.018cm" svg:height="8.998cm" draw:z-index="0"><draw:object xlink:href="./Object 1" xlink:type="simple" xlink:show="embed" xlink:actuate="onLoad"/><draw:image xlink:href="./ObjectReplacements/Object 1" xlink:type="simple" xlink:show="embed" xlink:actuate="onLoad"/></draw:frame></text:p>
      <text:p text:style-name="P23">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23">Rückblickend ist das Team immer noch sehr gut im Zeitplan, die Kommunikation mit den Auftraggebern ist nach wie vor sehr gut, bei Fragen ist immer ein Ansprechpartner, in der Regel Alexander Schmid, zur Verfügung.</text:p>
      <text:h text:style-name="P78" text:outline-level="1">Sprint <text:span text:style-name="T7">3</text:span> (<text:span text:style-name="T9">19.04 – 03.05</text:span>)</text:h>
      <text:p text:style-name="P23">Der 3. Sprint soll die Phase der Implementierung einleiten. Diese Phase soll große Teile der Logik abdecken, während das grafische Interface noch nicht weiter betrachtet wird.</text:p>
      <text:h text:style-name="P91" text:outline-level="2">Ziele</text:h>
      <text:p text:style-name="P19">Das Hauptziel in Sprint <text:span text:style-name="T7">3</text:span> ist es, die Kernlogik des Parsers der Simulation zu implementieren. Dieser bekommt empfangene Kommandos und zerlegt diese in Einzelteile, welche dann validiert und ausgeführt werden können. In Sprint <text:span text:style-name="T7">3</text:span> soll dieser Teil implementiert werden, um Konflikte früh mit den Auftraggebern zu besprechen, damit andere Herangehensweisen früh im Projekt analysiert werden können.</text:p>
      <text:h text:style-name="P83" text:outline-level="2">Backlog</text:h>
      <text:p text:style-name="P20">Der Backlog in Sprint <office:annotation office:name="__Annotation__1256_3175633736"><dc:creator>Andreas Glaser</dc:creator><dc:date>2018-06-16T10:32:51.718000000</dc:date><loext:sender-initials>AG</loext:sender-initials><text:p text:style-name="P94"><text:span text:style-name="T13">Nicht „3“?</text:span></text:p></office:annotation>2<office:annotation-end office:name="__Annotation__1256_3175633736"/> wird einige Aufgaben enthalten, die im Allgemeinen erledigt werden müssen, allerdings nicht zwingend zu den Zielen des Sprints passen. Die Aufgaben wurden erstmals vom Auftraggeber priorisiert. In Sprint 1<office:annotation><dc:creator>Andreas Glaser</dc:creator><dc:date>2018-06-16T10:32:34.348000000</dc:date><loext:sender-initials>AG</loext:sender-initials><text:p text:style-name="P94"><text:span text:style-name="T13">Nicht „2“?</text:span></text:p></office:annotation> erledigte Aufgaben werden hier nicht wieder aufgeführt.</text:p>
      <table:table table:name="Tabelle5" table:style-name="Tabelle5">
        <table:table-column table:style-name="Tabelle5.A"/>
        <table:table-column table:style-name="Tabelle5.B"/>
        <table:table-column table:style-name="Tabelle5.C"/>
        <table:table-row>
          <table:table-cell table:style-name="Tabelle5.A1" office:value-type="string">
            <text:p text:style-name="P40">Nr.</text:p>
          </table:table-cell>
          <table:table-cell table:style-name="Tabelle5.A1" office:value-type="string">
            <text:p text:style-name="P39">Beschreibung</text:p>
          </table:table-cell>
          <table:table-cell table:style-name="Tabelle5.C1" office:value-type="string">
            <text:p text:style-name="P39">Priorität</text:p>
          </table:table-cell>
        </table:table-row>
        <table:table-row>
          <table:table-cell table:style-name="Tabelle5.A7" office:value-type="string">
            <text:p text:style-name="P54">1</text:p>
          </table:table-cell>
          <table:table-cell table:style-name="Tabelle5.B7" office:value-type="string">
            <text:p text:style-name="P50">Implementierung der Klassen</text:p>
          </table:table-cell>
          <table:table-cell table:style-name="Tabelle5.C2" office:value-type="string">
            <text:p text:style-name="P54">Hoch</text:p>
          </table:table-cell>
        </table:table-row>
        <table:table-row>
          <table:table-cell table:style-name="Tabelle5.A7" office:value-type="string">
            <text:p text:style-name="P54">2</text:p>
          </table:table-cell>
          <table:table-cell table:style-name="Tabelle5.B7" office:value-type="string">
            <text:p text:style-name="P50">Parsen der Nachricht</text:p>
          </table:table-cell>
          <table:table-cell table:style-name="Tabelle5.C2" office:value-type="string">
            <text:p text:style-name="P54">Hoch</text:p>
          </table:table-cell>
        </table:table-row>
        <table:table-row>
          <table:table-cell table:style-name="Tabelle5.A7" office:value-type="string">
            <text:p text:style-name="P54">3</text:p>
          </table:table-cell>
          <table:table-cell table:style-name="Tabelle5.B7" office:value-type="string">
            <text:p text:style-name="P50">Validierung der Werte</text:p>
          </table:table-cell>
          <table:table-cell table:style-name="Tabelle5.C2" office:value-type="string">
            <text:p text:style-name="P54">Hoch</text:p>
          </table:table-cell>
        </table:table-row>
        <table:table-row>
          <table:table-cell table:style-name="Tabelle5.A7" office:value-type="string">
            <text:p text:style-name="P54">4</text:p>
          </table:table-cell>
          <table:table-cell table:style-name="Tabelle5.B7" office:value-type="string">
            <text:p text:style-name="P50">Implementierung RequestEmptyCarriage</text:p>
          </table:table-cell>
          <table:table-cell table:style-name="Tabelle5.C2" office:value-type="string">
            <text:p text:style-name="P54">Hoch</text:p>
          </table:table-cell>
        </table:table-row>
        <table:table-row>
          <table:table-cell table:style-name="Tabelle5.A7" office:value-type="string">
            <text:p text:style-name="P54">5</text:p>
          </table:table-cell>
          <table:table-cell table:style-name="Tabelle5.B7" office:value-type="string">
            <text:p text:style-name="P50">Implementierung ReleaseCarriage</text:p>
          </table:table-cell>
          <table:table-cell table:style-name="Tabelle5.C2" office:value-type="string">
            <text:p text:style-name="P54">Hoch</text:p>
          </table:table-cell>
        </table:table-row>
        <table:table-row>
          <table:table-cell table:style-name="Tabelle5.A7" office:value-type="string">
            <text:p text:style-name="P54">6</text:p>
          </table:table-cell>
          <table:table-cell table:style-name="Tabelle5.B7" office:value-type="string">
            <text:p text:style-name="P50">Implementierung RepositionCarriage</text:p>
          </table:table-cell>
          <table:table-cell table:style-name="Tabelle5.C2" office:value-type="string">
            <text:p text:style-name="P54">Hoch</text:p>
          </table:table-cell>
        </table:table-row>
        <table:table-row>
          <table:table-cell table:style-name="Tabelle5.A23" office:value-type="string">
            <text:p text:style-name="P54">7</text:p>
          </table:table-cell>
          <table:table-cell table:style-name="Tabelle5.B23" office:value-type="string">
            <text:p text:style-name="P50">Implementierung ShutdownTransport</text:p>
          </table:table-cell>
          <table:table-cell table:style-name="Tabelle5.C2" office:value-type="string">
            <text:p text:style-name="P54">Hoch</text:p>
          </table:table-cell>
        </table:table-row>
        <table:table-row>
          <table:table-cell table:style-name="Tabelle5.A23" office:value-type="string">
            <text:p text:style-name="P54">8</text:p>
          </table:table-cell>
          <table:table-cell table:style-name="Tabelle5.B23" office:value-type="string">
            <text:p text:style-name="P52">Pflichtenheft </text:p>
          </table:table-cell>
          <table:table-cell table:style-name="Tabelle5.C9" office:value-type="string">
            <text:p text:style-name="P54">Mittel</text:p>
          </table:table-cell>
        </table:table-row>
        <table:table-row>
          <table:table-cell table:style-name="Tabelle5.A23" office:value-type="string">
            <text:p text:style-name="P54">9</text:p>
          </table:table-cell>
          <table:table-cell table:style-name="Tabelle5.B23" office:value-type="string">
            <text:p text:style-name="P54">Finales Screendesign</text:p>
          </table:table-cell>
          <table:table-cell table:style-name="Tabelle5.C9" office:value-type="string">
            <text:p text:style-name="P54">Mit<text:span text:style-name="T11">t</text:span>el</text:p>
          </table:table-cell>
        </table:table-row>
        <table:table-row>
          <table:table-cell table:style-name="Tabelle5.A23" office:value-type="string">
            <text:p text:style-name="P54">10</text:p>
          </table:table-cell>
          <table:table-cell table:style-name="Tabelle5.B23" office:value-type="string">
            <text:p text:style-name="P54">Abfragedialog Wiederherstellung</text:p>
          </table:table-cell>
          <table:table-cell table:style-name="Tabelle5.C11" office:value-type="string">
            <text:p text:style-name="P54">Niedrig</text:p>
          </table:table-cell>
        </table:table-row>
        <table:table-row>
          <table:table-cell table:style-name="Tabelle5.A23" office:value-type="string">
            <text:p text:style-name="P54">11</text:p>
          </table:table-cell>
          <table:table-cell table:style-name="Tabelle5.B23" office:value-type="string">
            <text:p text:style-name="P54">Logmeldungen</text:p>
          </table:table-cell>
          <table:table-cell table:style-name="Tabelle5.C11" office:value-type="string">
            <text:p text:style-name="P54">Niedrig</text:p>
          </table:table-cell>
        </table:table-row>
        <table:table-row>
          <table:table-cell table:style-name="Tabelle5.A23" office:value-type="string">
            <text:p text:style-name="P54">12</text:p>
          </table:table-cell>
          <table:table-cell table:style-name="Tabelle5.B23" office:value-type="string">
            <text:p text:style-name="P54">Zustand laden, speichern</text:p>
          </table:table-cell>
          <table:table-cell table:style-name="Tabelle5.C13" office:value-type="string">
            <text:p text:style-name="P55">Mittel</text:p>
          </table:table-cell>
        </table:table-row>
        <table:table-row>
          <table:table-cell table:style-name="Tabelle5.A23" office:value-type="string">
            <text:p text:style-name="P54">13</text:p>
          </table:table-cell>
          <table:table-cell table:style-name="Tabelle5.B23" office:value-type="string">
            <text:p text:style-name="P54">Suchen einer Strecke bei Befehlsausführung</text:p>
          </table:table-cell>
          <table:table-cell table:style-name="Tabelle5.C2" office:value-type="string">
            <text:p text:style-name="P54">Hoch</text:p>
          </table:table-cell>
        </table:table-row>
        <table:table-row>
          <table:table-cell table:style-name="Tabelle5.A23" office:value-type="string">
            <text:p text:style-name="P54">14</text:p>
          </table:table-cell>
          <table:table-cell table:style-name="Tabelle5.B23" office:value-type="string">
            <text:p text:style-name="P54">Prüfung ob Palette mit ID vorhanden</text:p>
          </table:table-cell>
          <table:table-cell table:style-name="Tabelle5.C2" office:value-type="string">
            <text:p text:style-name="P54">Hoch</text:p>
          </table:table-cell>
        </table:table-row>
        <table:table-row>
          <table:table-cell table:style-name="Tabelle5.A23" office:value-type="string">
            <text:p text:style-name="P54">15</text:p>
          </table:table-cell>
          <table:table-cell table:style-name="Tabelle5.B23" office:value-type="string">
            <text:p text:style-name="P54">Prüfung ist leerer Schlitten in Station</text:p>
          </table:table-cell>
          <table:table-cell table:style-name="Tabelle5.C2" office:value-type="string">
            <text:p text:style-name="P54">Hoch</text:p>
          </table:table-cell>
        </table:table-row>
        <table:table-row>
          <table:table-cell table:style-name="Tabelle5.A23" office:value-type="string">
            <text:p text:style-name="P54">16</text:p>
          </table:table-cell>
          <table:table-cell table:style-name="Tabelle5.B23" office:value-type="string">
            <text:p text:style-name="P54">Station einfügen, löschen</text:p>
          </table:table-cell>
          <table:table-cell table:style-name="Tabelle5.C11" office:value-type="string">
            <text:p text:style-name="P54">Niedrig</text:p>
          </table:table-cell>
        </table:table-row>
        <table:table-row>
          <table:table-cell table:style-name="Tabelle5.A23" office:value-type="string">
            <text:p text:style-name="P54">17</text:p>
          </table:table-cell>
          <table:table-cell table:style-name="Tabelle5.B23" office:value-type="string">
            <text:p text:style-name="P54">Testen des Parsers</text:p>
          </table:table-cell>
          <table:table-cell table:style-name="Tabelle5.C11" office:value-type="string">
            <text:p text:style-name="P54">Niedrig</text:p>
          </table:table-cell>
        </table:table-row>
        <table:table-row>
          <table:table-cell table:style-name="Tabelle5.A23" office:value-type="string">
            <text:p text:style-name="P54">18</text:p>
          </table:table-cell>
          <table:table-cell table:style-name="Tabelle5.B23" office:value-type="string">
            <text:p text:style-name="P54">Analyse der Netzwerkverbindung</text:p>
          </table:table-cell>
          <table:table-cell table:style-name="Tabelle5.C11" office:value-type="string">
            <text:p text:style-name="P54">Niedrig</text:p>
          </table:table-cell>
        </table:table-row>
        <table:table-row>
          <table:table-cell table:style-name="Tabelle5.A23" office:value-type="string">
            <text:p text:style-name="P54">19</text:p>
          </table:table-cell>
          <table:table-cell table:style-name="Tabelle5.B23" office:value-type="string">
            <text:p text:style-name="P54">View erstellen</text:p>
          </table:table-cell>
          <table:table-cell table:style-name="Tabelle5.C11" office:value-type="string">
            <text:p text:style-name="P54">Niedrig</text:p>
          </table:table-cell>
        </table:table-row>
        <text:soft-page-break/>
        <table:table-row>
          <table:table-cell table:style-name="Tabelle5.A23" office:value-type="string">
            <text:p text:style-name="P50"><office:annotation><dc:creator>Andreas Glaser</dc:creator><dc:date>2018-06-16T10:34:09.087000000</dc:date><loext:sender-initials>AG</loext:sender-initials><text:p text:style-name="P94"><text:span text:style-name="T13">Nummerierung geht nicht weiter</text:span></text:p><text:p text:style-name="P94"><text:span text:style-name="T13"/></text:p></office:annotation></text:p>
          </table:table-cell>
          <table:table-cell table:style-name="Tabelle5.B23" office:value-type="string">
            <text:p text:style-name="P54">Controller erstellen</text:p>
          </table:table-cell>
          <table:table-cell table:style-name="Tabelle5.C11" office:value-type="string">
            <text:p text:style-name="P54">Niedrig</text:p>
          </table:table-cell>
        </table:table-row>
        <table:table-row>
          <table:table-cell table:style-name="Tabelle5.A23" office:value-type="string">
            <text:p text:style-name="P50"/>
          </table:table-cell>
          <table:table-cell table:style-name="Tabelle5.B23" office:value-type="string">
            <text:p text:style-name="P54">Speichern der optischen Elemente</text:p>
          </table:table-cell>
          <table:table-cell table:style-name="Tabelle5.C11" office:value-type="string">
            <text:p text:style-name="P54">Niedrig</text:p>
          </table:table-cell>
        </table:table-row>
        <table:table-row>
          <table:table-cell table:style-name="Tabelle5.A23" office:value-type="string">
            <text:p text:style-name="P50"/>
          </table:table-cell>
          <table:table-cell table:style-name="Tabelle5.B23" office:value-type="string">
            <text:p text:style-name="P54">View einstellen der Verbindungen</text:p>
          </table:table-cell>
          <table:table-cell table:style-name="Tabelle5.C11" office:value-type="string">
            <text:p text:style-name="P54">Niedrig</text:p>
          </table:table-cell>
        </table:table-row>
      </table:table>
      <text:p text:style-name="P20"/>
      <text:h text:style-name="P93" text:outline-level="2">Allgemeine Anmerkungen</text:h>
      <text:p text:style-name="P28">Nach Abschluss des 3. Sprint soll es möglich sein, das Parsen der Netzwerknachrichten, zu diesem Zeitpunkt simuliert durch Testeingaben, zu testen. Was alles abgedeckt sein sollte, ist das Suchen der Stationen anhand der Positionsangaben in der Netzwerknachricht, das finden von Schlitten IDs und das Prüfen, ob eine Verbindung zwischen zwei Stationen ohne Unterbrechung möglich ist.</text:p>
      <text:h text:style-name="P79" text:outline-level="1">Review Sprint <text:span text:style-name="T10">3</text:span></text:h>
      <text:p text:style-name="P17"/>
      <text:h text:style-name="P86" text:outline-level="2">Aufgaben</text:h>
      <text:p text:style-name="P17"/>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40">Nr.</text:p>
          </table:table-cell>
          <table:table-cell table:style-name="Tabelle6.A1" office:value-type="string">
            <text:p text:style-name="P45">Beschreibung</text:p>
          </table:table-cell>
          <table:table-cell table:style-name="Tabelle6.A1" office:value-type="string">
            <text:p text:style-name="P39">Priorität</text:p>
          </table:table-cell>
          <table:table-cell table:style-name="Tabelle6.A1" office:value-type="string">
            <text:p text:style-name="P48">Fertig am</text:p>
          </table:table-cell>
          <table:table-cell table:style-name="Tabelle6.E1" office:value-type="string">
            <text:p text:style-name="P48">Anmerkungen des Auftraggebers</text:p>
          </table:table-cell>
        </table:table-row>
        <table:table-row>
          <table:table-cell table:style-name="Tabelle6.A21" office:value-type="string">
            <text:p text:style-name="P54">1</text:p>
          </table:table-cell>
          <table:table-cell table:style-name="Tabelle6.B2" office:value-type="string">
            <text:p text:style-name="P51">Implementierung der Klassen</text:p>
          </table:table-cell>
          <table:table-cell table:style-name="Tabelle6.C2" office:value-type="string">
            <text:p text:style-name="P54">Hoch</text:p>
          </table:table-cell>
          <table:table-cell table:style-name="Tabelle6.D2" office:value-type="string">
            <text:p text:style-name="P63"/>
          </table:table-cell>
          <table:table-cell table:style-name="Tabelle6.E2" office:value-type="string">
            <text:p text:style-name="P32"/>
          </table:table-cell>
        </table:table-row>
        <table:table-row>
          <table:table-cell table:style-name="Tabelle6.A21" office:value-type="string">
            <text:p text:style-name="P54">2</text:p>
          </table:table-cell>
          <table:table-cell table:style-name="Tabelle6.B13" office:value-type="string">
            <text:p text:style-name="P51">Parsen der Nachricht</text:p>
          </table:table-cell>
          <table:table-cell table:style-name="Tabelle6.C2" office:value-type="string">
            <text:p text:style-name="P54">Hoch</text:p>
          </table:table-cell>
          <table:table-cell table:style-name="Tabelle6.D13" office:value-type="string">
            <text:p text:style-name="P63"/>
          </table:table-cell>
          <table:table-cell table:style-name="Tabelle6.E6" office:value-type="string">
            <text:p text:style-name="P66"/>
          </table:table-cell>
        </table:table-row>
        <table:table-row>
          <table:table-cell table:style-name="Tabelle6.A21" office:value-type="string">
            <text:p text:style-name="P54">3</text:p>
          </table:table-cell>
          <table:table-cell table:style-name="Tabelle6.B13" office:value-type="string">
            <text:p text:style-name="P51">Validierung der Werte</text:p>
          </table:table-cell>
          <table:table-cell table:style-name="Tabelle6.C2" office:value-type="string">
            <text:p text:style-name="P54">Hoch</text:p>
          </table:table-cell>
          <table:table-cell table:style-name="Tabelle6.D13" office:value-type="string">
            <text:p text:style-name="P63"/>
          </table:table-cell>
          <table:table-cell table:style-name="Tabelle6.E6" office:value-type="string">
            <text:p text:style-name="P66"/>
          </table:table-cell>
        </table:table-row>
        <table:table-row>
          <table:table-cell table:style-name="Tabelle6.A21" office:value-type="string">
            <text:p text:style-name="P54">4</text:p>
          </table:table-cell>
          <table:table-cell table:style-name="Tabelle6.B13" office:value-type="string">
            <text:p text:style-name="P51">Implementierung RequestEmptyCarriage</text:p>
          </table:table-cell>
          <table:table-cell table:style-name="Tabelle6.C2" office:value-type="string">
            <text:p text:style-name="P54">Hoch</text:p>
          </table:table-cell>
          <table:table-cell table:style-name="Tabelle6.D13" office:value-type="string">
            <text:p text:style-name="P63"/>
          </table:table-cell>
          <table:table-cell table:style-name="Tabelle6.E6" office:value-type="string">
            <text:p text:style-name="P66"/>
          </table:table-cell>
        </table:table-row>
        <table:table-row>
          <table:table-cell table:style-name="Tabelle6.A21" office:value-type="string">
            <text:p text:style-name="P54">5</text:p>
          </table:table-cell>
          <table:table-cell table:style-name="Tabelle6.B13" office:value-type="string">
            <text:p text:style-name="P51">Implementierung ReleaseCarriage</text:p>
          </table:table-cell>
          <table:table-cell table:style-name="Tabelle6.C2" office:value-type="string">
            <text:p text:style-name="P54">Hoch</text:p>
          </table:table-cell>
          <table:table-cell table:style-name="Tabelle6.D13" office:value-type="string">
            <text:p text:style-name="P63"/>
          </table:table-cell>
          <table:table-cell table:style-name="Tabelle6.E6" office:value-type="string">
            <text:p text:style-name="P72"/>
          </table:table-cell>
        </table:table-row>
        <table:table-row>
          <table:table-cell table:style-name="Tabelle6.A21" office:value-type="string">
            <text:p text:style-name="P54">6</text:p>
          </table:table-cell>
          <table:table-cell table:style-name="Tabelle6.B13" office:value-type="string">
            <text:p text:style-name="P51">Implementierung RepositionCarriage</text:p>
          </table:table-cell>
          <table:table-cell table:style-name="Tabelle6.C2" office:value-type="string">
            <text:p text:style-name="P54">Hoch</text:p>
          </table:table-cell>
          <table:table-cell table:style-name="Tabelle6.D13" office:value-type="string">
            <text:p text:style-name="P63"/>
          </table:table-cell>
          <table:table-cell table:style-name="Tabelle6.E13" office:value-type="string">
            <text:p text:style-name="P72"/>
          </table:table-cell>
        </table:table-row>
        <table:table-row>
          <table:table-cell table:style-name="Tabelle6.A21" office:value-type="string">
            <text:p text:style-name="P54">7</text:p>
          </table:table-cell>
          <table:table-cell table:style-name="Tabelle6.B13" office:value-type="string">
            <text:p text:style-name="P51">Implementierung ShutdownTransport</text:p>
          </table:table-cell>
          <table:table-cell table:style-name="Tabelle6.C2" office:value-type="string">
            <text:p text:style-name="P54">Hoch</text:p>
          </table:table-cell>
          <table:table-cell table:style-name="Tabelle6.D13" office:value-type="string">
            <text:p text:style-name="P63"/>
          </table:table-cell>
          <table:table-cell table:style-name="Tabelle6.E13" office:value-type="string">
            <text:p text:style-name="P60"/>
          </table:table-cell>
        </table:table-row>
        <table:table-row>
          <table:table-cell table:style-name="Tabelle6.A21" office:value-type="string">
            <text:p text:style-name="P57">8</text:p>
          </table:table-cell>
          <table:table-cell table:style-name="Tabelle6.B13" office:value-type="string">
            <text:p text:style-name="P56">Suchen einer Strecke bei Befehlsausführung</text:p>
          </table:table-cell>
          <table:table-cell table:style-name="Tabelle6.C2" office:value-type="string">
            <text:p text:style-name="P54">Hoch</text:p>
          </table:table-cell>
          <table:table-cell table:style-name="Tabelle6.D13" office:value-type="string">
            <text:p text:style-name="P63"/>
          </table:table-cell>
          <table:table-cell table:style-name="Tabelle6.E13" office:value-type="string">
            <text:p text:style-name="P72"/>
          </table:table-cell>
        </table:table-row>
        <table:table-row>
          <table:table-cell table:style-name="Tabelle6.A21" office:value-type="string">
            <text:p text:style-name="P57">9</text:p>
          </table:table-cell>
          <table:table-cell table:style-name="Tabelle6.B13" office:value-type="string">
            <text:p text:style-name="P56">Prüfung ob Palette mit ID vorhanden</text:p>
          </table:table-cell>
          <table:table-cell table:style-name="Tabelle6.C2" office:value-type="string">
            <text:p text:style-name="P54">Hoch</text:p>
          </table:table-cell>
          <table:table-cell table:style-name="Tabelle6.D13" office:value-type="string">
            <text:p text:style-name="P63"/>
          </table:table-cell>
          <table:table-cell table:style-name="Tabelle6.E13" office:value-type="string">
            <text:p text:style-name="P72"/>
          </table:table-cell>
        </table:table-row>
        <table:table-row>
          <table:table-cell table:style-name="Tabelle6.A21" office:value-type="string">
            <text:p text:style-name="P57">10</text:p>
          </table:table-cell>
          <table:table-cell table:style-name="Tabelle6.B13" office:value-type="string">
            <text:p text:style-name="P56">Prüfung ist leerer Schlitten in Station</text:p>
          </table:table-cell>
          <table:table-cell table:style-name="Tabelle6.C2" office:value-type="string">
            <text:p text:style-name="P54">Hoch</text:p>
          </table:table-cell>
          <table:table-cell table:style-name="Tabelle6.D13" office:value-type="string">
            <text:p text:style-name="P63"/>
          </table:table-cell>
          <table:table-cell table:style-name="Tabelle6.E13" office:value-type="string">
            <text:p text:style-name="P72"/>
          </table:table-cell>
        </table:table-row>
        <table:table-row>
          <table:table-cell table:style-name="Tabelle6.A21" office:value-type="string">
            <text:p text:style-name="P54">8</text:p>
          </table:table-cell>
          <table:table-cell table:style-name="Tabelle6.B13" office:value-type="string">
            <text:p text:style-name="P53">Pflichtenheft </text:p>
          </table:table-cell>
          <table:table-cell table:style-name="Tabelle6.C12" office:value-type="string">
            <text:p text:style-name="P54">Mittel</text:p>
          </table:table-cell>
          <table:table-cell table:style-name="Tabelle6.D13" office:value-type="string">
            <text:p text:style-name="P63"/>
          </table:table-cell>
          <table:table-cell table:style-name="Tabelle6.E13" office:value-type="string">
            <text:p text:style-name="P72"/>
          </table:table-cell>
        </table:table-row>
        <table:table-row>
          <table:table-cell table:style-name="Tabelle6.A21" office:value-type="string">
            <text:p text:style-name="P54">9</text:p>
          </table:table-cell>
          <table:table-cell table:style-name="Tabelle6.B13" office:value-type="string">
            <text:p text:style-name="P56">Finales Screendesign</text:p>
          </table:table-cell>
          <table:table-cell table:style-name="Tabelle6.C12" office:value-type="string">
            <text:p text:style-name="P54">Mit<text:span text:style-name="T11">t</text:span>el</text:p>
          </table:table-cell>
          <table:table-cell table:style-name="Tabelle6.D13" office:value-type="string">
            <text:p text:style-name="P63"/>
          </table:table-cell>
          <table:table-cell table:style-name="Tabelle6.E13" office:value-type="string">
            <text:p text:style-name="P72"/>
          </table:table-cell>
        </table:table-row>
        <table:table-row table:style-name="Tabelle6.14">
          <table:table-cell table:style-name="Tabelle6.A14" table:number-columns-spanned="5" office:value-type="string">
            <text:p text:style-name="P70">Erledigt</text:p>
          </table:table-cell>
          <table:covered-table-cell/>
          <table:covered-table-cell/>
          <table:covered-table-cell/>
          <table:covered-table-cell/>
        </table:table-row>
        <table:table-row table:style-name="Tabelle6.14">
          <table:table-cell table:style-name="Tabelle6.A15" table:number-columns-spanned="5" office:value-type="string">
            <text:p text:style-name="P70">Nicht erledigt</text:p>
          </table:table-cell>
          <table:covered-table-cell/>
          <table:covered-table-cell/>
          <table:covered-table-cell/>
          <table:covered-table-cell/>
        </table:table-row>
        <table:table-row>
          <table:table-cell table:style-name="Tabelle6.A21" office:value-type="string">
            <text:p text:style-name="P58">10</text:p>
          </table:table-cell>
          <table:table-cell table:style-name="Tabelle6.B21" office:value-type="string">
            <text:p text:style-name="P56">Station einfügen, löschen</text:p>
          </table:table-cell>
          <table:table-cell table:style-name="Tabelle6.C21" office:value-type="string">
            <text:p text:style-name="P54">Niedrig</text:p>
          </table:table-cell>
          <table:table-cell table:style-name="Tabelle6.D21" office:value-type="string">
            <text:p text:style-name="P66"/>
          </table:table-cell>
          <table:table-cell table:style-name="Tabelle6.E21" office:value-type="string">
            <text:p text:style-name="P66"/>
          </table:table-cell>
        </table:table-row>
        <table:table-row>
          <table:table-cell table:style-name="Tabelle6.A21" office:value-type="string">
            <text:p text:style-name="P58">11</text:p>
          </table:table-cell>
          <table:table-cell table:style-name="Tabelle6.B21" office:value-type="string">
            <text:p text:style-name="P56">Testen des Parsers</text:p>
          </table:table-cell>
          <table:table-cell table:style-name="Tabelle6.C21" office:value-type="string">
            <text:p text:style-name="P54">Niedrig</text:p>
          </table:table-cell>
          <table:table-cell table:style-name="Tabelle6.D21" office:value-type="string">
            <text:p text:style-name="P66"/>
          </table:table-cell>
          <table:table-cell table:style-name="Tabelle6.E21" office:value-type="string">
            <text:p text:style-name="P66"/>
          </table:table-cell>
        </table:table-row>
        <table:table-row>
          <table:table-cell table:style-name="Tabelle6.A21" office:value-type="string">
            <text:p text:style-name="P58">12</text:p>
          </table:table-cell>
          <table:table-cell table:style-name="Tabelle6.B21" office:value-type="string">
            <text:p text:style-name="P56">Analyse der Netzwerkverbindung</text:p>
          </table:table-cell>
          <table:table-cell table:style-name="Tabelle6.C21" office:value-type="string">
            <text:p text:style-name="P54">Niedrig</text:p>
          </table:table-cell>
          <table:table-cell table:style-name="Tabelle6.D21" office:value-type="string">
            <text:p text:style-name="P66"/>
          </table:table-cell>
          <table:table-cell table:style-name="Tabelle6.E21" office:value-type="string">
            <text:p text:style-name="P66"/>
          </table:table-cell>
        </table:table-row>
        <table:table-row>
          <table:table-cell table:style-name="Tabelle6.A21" office:value-type="string">
            <text:p text:style-name="P58">13</text:p>
          </table:table-cell>
          <table:table-cell table:style-name="Tabelle6.B21" office:value-type="string">
            <text:p text:style-name="P56">View erstellen</text:p>
          </table:table-cell>
          <table:table-cell table:style-name="Tabelle6.C21" office:value-type="string">
            <text:p text:style-name="P54">Niedrig</text:p>
          </table:table-cell>
          <table:table-cell table:style-name="Tabelle6.D21" office:value-type="string">
            <text:p text:style-name="P66"/>
          </table:table-cell>
          <table:table-cell table:style-name="Tabelle6.E21" office:value-type="string">
            <text:p text:style-name="P66"/>
          </table:table-cell>
        </table:table-row>
        <table:table-row>
          <table:table-cell table:style-name="Tabelle6.A21" office:value-type="string">
            <text:p text:style-name="P58">14</text:p>
          </table:table-cell>
          <table:table-cell table:style-name="Tabelle6.B21" office:value-type="string">
            <text:p text:style-name="P56">Controller erstellen</text:p>
          </table:table-cell>
          <table:table-cell table:style-name="Tabelle6.C21" office:value-type="string">
            <text:p text:style-name="P54">Niedrig</text:p>
          </table:table-cell>
          <table:table-cell table:style-name="Tabelle6.D21" office:value-type="string">
            <text:p text:style-name="P66"/>
          </table:table-cell>
          <table:table-cell table:style-name="Tabelle6.E21" office:value-type="string">
            <text:p text:style-name="P66"/>
          </table:table-cell>
        </table:table-row>
        <table:table-row>
          <table:table-cell table:style-name="Tabelle6.A21" office:value-type="string">
            <text:p text:style-name="P58">15</text:p>
          </table:table-cell>
          <table:table-cell table:style-name="Tabelle6.B21" office:value-type="string">
            <text:p text:style-name="P56">Speichern der optischen Elemente</text:p>
          </table:table-cell>
          <table:table-cell table:style-name="Tabelle6.C21" office:value-type="string">
            <text:p text:style-name="P54">Niedrig</text:p>
          </table:table-cell>
          <table:table-cell table:style-name="Tabelle6.D21" office:value-type="string">
            <text:p text:style-name="P66"/>
          </table:table-cell>
          <table:table-cell table:style-name="Tabelle6.E21" office:value-type="string">
            <text:p text:style-name="P66"/>
          </table:table-cell>
        </table:table-row>
        <table:table-row>
          <table:table-cell table:style-name="Tabelle6.A24" office:value-type="string">
            <text:p text:style-name="P58">16</text:p>
          </table:table-cell>
          <table:table-cell table:style-name="Tabelle6.B24" office:value-type="string">
            <text:p text:style-name="P56">View einstellen der Verbindungen</text:p>
          </table:table-cell>
          <table:table-cell table:style-name="Tabelle6.C24" office:value-type="string">
            <text:p text:style-name="P54">Niedrig</text:p>
          </table:table-cell>
          <table:table-cell table:style-name="Tabelle6.D24" office:value-type="string">
            <text:p text:style-name="P66"/>
          </table:table-cell>
          <table:table-cell table:style-name="Tabelle6.E24" office:value-type="string">
            <text:p text:style-name="P66"/>
          </table:table-cell>
        </table:table-row>
        <text:soft-page-break/>
        <table:table-row>
          <table:table-cell table:style-name="Tabelle6.A24" office:value-type="string">
            <text:p text:style-name="P59">17</text:p>
          </table:table-cell>
          <table:table-cell table:style-name="Tabelle6.B24" office:value-type="string">
            <text:p text:style-name="P56">Abfragedialog Wiederherstellung</text:p>
          </table:table-cell>
          <table:table-cell table:style-name="Tabelle6.C24" office:value-type="string">
            <text:p text:style-name="P54">Niedrig</text:p>
          </table:table-cell>
          <table:table-cell table:style-name="Tabelle6.D24" office:value-type="string">
            <text:p text:style-name="P66"/>
          </table:table-cell>
          <table:table-cell table:style-name="Tabelle6.E24" office:value-type="string">
            <text:p text:style-name="P66"/>
          </table:table-cell>
        </table:table-row>
        <table:table-row>
          <table:table-cell table:style-name="Tabelle6.A24" office:value-type="string">
            <text:p text:style-name="P58">18</text:p>
          </table:table-cell>
          <table:table-cell table:style-name="Tabelle6.B24" office:value-type="string">
            <text:p text:style-name="P56">Logmeldungen</text:p>
          </table:table-cell>
          <table:table-cell table:style-name="Tabelle6.C24" office:value-type="string">
            <text:p text:style-name="P54">Niedrig</text:p>
          </table:table-cell>
          <table:table-cell table:style-name="Tabelle6.D24" office:value-type="string">
            <text:p text:style-name="P66"/>
          </table:table-cell>
          <table:table-cell table:style-name="Tabelle6.E24" office:value-type="string">
            <text:p text:style-name="P66"/>
          </table:table-cell>
        </table:table-row>
        <table:table-row>
          <table:table-cell table:style-name="Tabelle6.A25" office:value-type="string">
            <text:p text:style-name="P58">19</text:p>
          </table:table-cell>
          <table:table-cell table:style-name="Tabelle6.B25" office:value-type="string">
            <text:p text:style-name="P56">Zustand laden, speichern</text:p>
          </table:table-cell>
          <table:table-cell table:style-name="Tabelle6.C12" office:value-type="string">
            <text:p text:style-name="P55">Mittel</text:p>
          </table:table-cell>
          <table:table-cell table:style-name="Tabelle6.D25" office:value-type="string">
            <text:p text:style-name="P66"/>
          </table:table-cell>
          <table:table-cell table:style-name="Tabelle6.E25" office:value-type="string">
            <text:p text:style-name="P66"/>
          </table:table-cell>
        </table:table-row>
      </table:table>
      <text:p text:style-name="P6"/>
      <text:p text:style-name="P11"/>
      <text:p text:style-name="P9"/>
      <text:h text:style-name="P89" text:outline-level="2">Rückblick</text:h>
      <text:p text:style-name="P27"/>
      <text:p text:style-name="P20"><draw:frame draw:style-name="fr1" draw:name="Objekt2" text:anchor-type="paragraph" svg:x="0.422cm" svg:y="0.307cm" svg:width="16.018cm" svg:height="8.998cm" draw:z-index="1"><draw:object xlink:href="./Object 2" xlink:type="simple" xlink:show="embed" xlink:actuate="onLoad"/><draw:image xlink:href="./ObjectReplacements/Object 2" xlink:type="simple" xlink:show="embed" xlink:actuate="onLoad"/><svg:desc>Chart</svg:desc></draw:frame></text:p>
      <text:p text:style-name="P23">Zu diesem Zeitpunkt ist das Diagramm zwar noch nicht sehr aussagekräftig, jedoch ist bereits zu erkennen, dass die Aufgaben in befriedigendem Maße erledigt wurden. Lediglich die Implementierungen fehlen. Anzumerken ist allerdings, dass die Anzahl der Aufgaben im Laufe des Projektes ständig steigen werden.</text:p>
      <text:p text:style-name="P23">Rückblickend ist das Team immer noch sehr gut im Zeitplan, die Kommunikation mit den Auftraggebern ist nach wie vor sehr gut, bei Fragen ist immer ein Ansprechpartner, in der Regel Alexander Schmid, zur Verfüg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0T10:43:36.209438633</meta:creation-date>
    <dc:date>2018-06-16T10:34:59.580000000</dc:date>
    <dc:creator>Andreas Glaser</dc:creator>
    <meta:editing-duration>PT1H43M44S</meta:editing-duration>
    <meta:editing-cycles>16</meta:editing-cycles>
    <meta:generator>LibreOffice/5.4.6.2$Windows_X86_64 LibreOffice_project/4014ce260a04f1026ba855d3b8d91541c224eab8</meta:generator>
    <meta:document-statistic meta:table-count="6" meta:image-count="0" meta:object-count="2" meta:page-count="10" meta:paragraph-count="352" meta:word-count="1535" meta:character-count="10628" meta:non-whitespace-character-count="94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72bf44"/>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468cm" svg:y="3.944cm" style:legend-expansion="high" chart:style-name="ch2"/>
        <chart:plot-area chart:style-name="ch3" chart:data-source-has-labels="both" svg:x="0.32cm" svg:y="0.179cm" svg:width="11.828cm" svg:height="8.639cm">
          <chartooo:coordinate-region svg:x="0.952cm" svg:y="0.381cm" svg:width="11.196cm" svg:height="7.78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19">
                <text:p>19</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72bf44"/>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8.997cm" xlink:href="." xlink:type="simple" chart:class="chart:bar" chart:style-name="ch1">
        <chart:legend chart:legend-position="end" svg:x="12.468cm" svg:y="3.944cm" style:legend-expansion="high" chart:style-name="ch2"/>
        <chart:plot-area chart:style-name="ch3" chart:data-source-has-labels="both" svg:x="0.32cm" svg:y="0.179cm" svg:width="11.828cm" svg:height="8.639cm">
          <chartooo:coordinate-region svg:x="0.952cm" svg:y="0.381cm" svg:width="11.196cm" svg:height="7.78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repeated="2"/>
          </chart:series>
          <chart:series chart:style-name="ch9" chart:values-cell-range-address="local-table.$C$2:.$C$3" chart:label-cell-address="local-table.$C$1" chart:class="chart:bar">
            <chart:data-point chart:style-name="ch10"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 Gesamt</text:p>
              </table:table-cell>
              <table:table-cell office:value-type="string">
                <text:p>Aufgaben Erledigt</text:p>
              </table:table-cell>
            </table:table-row>
          </table:table-header-rows>
          <table:table-rows>
            <table:table-row>
              <table:table-cell office:value-type="string">
                <text:p>Sprint 1</text:p>
              </table:table-cell>
              <table:table-cell office:value-type="float" office:value="6">
                <text:p>6</text:p>
              </table:table-cell>
              <table:table-cell office:value-type="float" office:value="6">
                <text:p>6</text:p>
              </table:table-cell>
            </table:table-row>
            <table:table-row>
              <table:table-cell office:value-type="string">
                <text:p>Sprint 2</text:p>
              </table:table-cell>
              <table:table-cell office:value-type="float" office:value="21">
                <text:p>21</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Windows_X86_64 LibreOffice_project/4014ce260a04f1026ba855d3b8d91541c224eab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